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P5" style:family="paragraph" style:parent-style-name="Heading_20_2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>
      <style:text-properties fo:font-size="10pt" style:font-size-asian="10pt" style:font-size-complex="10pt"/>
    </style:style>
    <style:style style:name="T7_12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_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0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1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2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3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4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5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6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7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8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8_1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P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P16" style:family="paragraph" style:parent-style-name="Heading_20_2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>
      <style:text-properties fo:font-size="10pt" style:font-size-asian="10pt" style:font-size-complex="10pt"/>
    </style:style>
    <style:style style:name="T19_88" style:family="text"/>
    <style:style style:name="P20" style:family="paragraph" style:parent-style-name="Heading_20_2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>
      <style:text-properties fo:font-weight="bold" style:font-weight-asian="bold" style:font-weight-complex="bold"/>
    </style:style>
    <style:style style:name="T23_8" style:family="text">
      <style:text-properties fo:font-weight="bold" style:font-weight-asian="bold" style:font-weight-complex="bold"/>
    </style:style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P25" style:family="paragraph" style:parent-style-name="Heading_20_2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P27" style:family="paragraph" style:parent-style-name="Heading_20_2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P2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0pt" style:font-size-asian="10pt" style:font-size-complex="10pt" fo:font-weight="bold" style:font-weight-asian="bold" style:font-weight-complex="bold"/>
    </style:style>
    <style:style style:name="T30_2" style:family="text">
      <style:text-properties fo:font-size="10pt" style:font-size-asian="10pt" style:font-size-complex="10pt" fo:font-weight="bold" style:font-weight-asian="bold" style:font-weight-complex="bold"/>
    </style:style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P31" style:family="paragraph" style:parent-style-name="Heading_20_2">
      <style:paragraph-properties fo:break-before="auto" fo:line-height="115%" style:writing-mode="lr-tb"/>
    </style:style>
    <style:style style:name="T31_1" style:family="text"/>
    <style:style style:name="P32" style:family="paragraph" style:parent-style-name="Heading_20_5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T33_161" style:family="text"/>
    <style:style style:name="T33_162" style:family="text"/>
    <style:style style:name="T33_163" style:family="text"/>
    <style:style style:name="T33_164" style:family="text"/>
    <style:style style:name="T33_165" style:family="text"/>
    <style:style style:name="T33_166" style:family="text"/>
    <style:style style:name="T33_167" style:family="text"/>
    <style:style style:name="T33_168" style:family="text"/>
    <style:style style:name="T33_169" style:family="text"/>
    <style:style style:name="T33_170" style:family="text"/>
    <style:style style:name="T33_171" style:family="text"/>
    <style:style style:name="T33_172" style:family="text"/>
    <style:style style:name="T33_173" style:family="text"/>
    <style:style style:name="T33_174" style:family="text"/>
    <style:style style:name="T33_175" style:family="text"/>
    <style:style style:name="T33_176" style:family="text"/>
    <style:style style:name="T33_177" style:family="text"/>
    <style:style style:name="T33_178" style:family="text"/>
    <style:style style:name="T33_179" style:family="text"/>
    <style:style style:name="T33_180" style:family="text"/>
    <style:style style:name="T33_181" style:family="text"/>
    <style:style style:name="T33_182" style:family="text"/>
    <style:style style:name="T33_183" style:family="text"/>
    <style:style style:name="T33_184" style:family="text"/>
    <style:style style:name="T33_185" style:family="text"/>
    <style:style style:name="T33_186" style:family="text"/>
    <style:style style:name="T33_187" style:family="text"/>
    <style:style style:name="T33_188" style:family="text"/>
    <style:style style:name="T33_189" style:family="text"/>
    <style:style style:name="T33_190" style:family="text"/>
    <style:style style:name="T33_191" style:family="text"/>
    <style:style style:name="T33_192" style:family="text"/>
    <style:style style:name="T33_193" style:family="text"/>
    <style:style style:name="T33_194" style:family="text"/>
    <style:style style:name="P34" style:family="paragraph" style:parent-style-name="Heading_20_5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P36" style:family="paragraph" style:parent-style-name="Heading_20_2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P3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</office:automatic-styles>
  <office:body>
    <office:text>
      <text:p text:style-name="P1"><text:bookmark-start text:name="h.d727hm4hlsdy"/><text:bookmark-end text:name="h.d727hm4hlsdy"/><text:span text:style-name="T1_1">Monitoring</text:span><text:span text:style-name="T1_2"><text:s/></text:span><text:span text:style-name="T1_3">and</text:span><text:span text:style-name="T1_4"><text:s/></text:span><text:span text:style-name="T1_5">Alerting</text:span><text:span text:style-name="T1_6"><text:s/></text:span><text:span text:style-name="T1_7">Backlog</text:span></text:p>
      <text:p text:style-name="P2"><text:span text:style-name="T2_1">as</text:span><text:span text:style-name="T2_2"><text:s/></text:span><text:span text:style-name="T2_3">of</text:span><text:span text:style-name="T2_4"><text:s/>4/30/2013<text:s/></text:span><text:span text:style-name="T2_5">delivery</text:span><text:span text:style-name="T2_6"><text:s/></text:span><text:span text:style-name="T2_7">to</text:span><text:span text:style-name="T2_8"><text:s/></text:span><text:span text:style-name="T2_9">AIR</text:span></text:p>
      <text:p text:style-name="P3"><text:span text:style-name="T3_1"><text:tab/><text:tab/><text:tab/><text:tab/><text:tab/><text:tab/></text:span></text:p>
      <text:p text:style-name="P4"><text:span text:style-name="T4_1">The</text:span><text:span text:style-name="T4_2"><text:s/></text:span><text:span text:style-name="T4_3">following</text:span><text:span text:style-name="T4_4"><text:s/></text:span><text:span text:style-name="T4_5">captures</text:span><text:span text:style-name="T4_6"><text:s/></text:span><text:span text:style-name="T4_7">the</text:span><text:span text:style-name="T4_8"><text:s/></text:span><text:span text:style-name="T4_9">known</text:span><text:span text:style-name="T4_10"><text:s/></text:span><text:span text:style-name="T4_11">outstanding</text:span><text:span text:style-name="T4_12"><text:s/></text:span><text:span text:style-name="T4_13">functionality</text:span><text:span text:style-name="T4_14"><text:s/></text:span><text:span text:style-name="T4_15">left</text:span><text:span text:style-name="T4_16"><text:s/></text:span><text:span text:style-name="T4_17">for</text:span><text:span text:style-name="T4_18"><text:s/></text:span><text:span text:style-name="T4_19">Monitoring</text:span><text:span text:style-name="T4_20"><text:s/></text:span><text:span text:style-name="T4_21">and</text:span><text:span text:style-name="T4_22"><text:s/></text:span><text:span text:style-name="T4_23">Alerting</text:span><text:span text:style-name="T4_24"><text:s/></text:span><text:span text:style-name="T4_25">as</text:span><text:span text:style-name="T4_26"><text:s/></text:span><text:span text:style-name="T4_27">well</text:span><text:span text:style-name="T4_28"><text:s/></text:span><text:span text:style-name="T4_29">as</text:span><text:span text:style-name="T4_30"><text:s/></text:span><text:span text:style-name="T4_31">any</text:span><text:span text:style-name="T4_32"><text:s/></text:span><text:span text:style-name="T4_33">known</text:span><text:span text:style-name="T4_34"><text:s/></text:span><text:span text:style-name="T4_35">remaining</text:span><text:span text:style-name="T4_36"><text:s/></text:span><text:span text:style-name="T4_37">technical</text:span><text:span text:style-name="T4_38"><text:s/></text:span><text:span text:style-name="T4_39">tasks</text:span><text:span text:style-name="T4_40">.<text:s/></text:span><text:span text:style-name="T4_41">The</text:span><text:span text:style-name="T4_42"><text:s/></text:span><text:span text:style-name="T4_43">schedule</text:span><text:span text:style-name="T4_44"><text:s/></text:span><text:span text:style-name="T4_45">for</text:span><text:span text:style-name="T4_46"><text:s/></text:span><text:span text:style-name="T4_47">completion</text:span><text:span text:style-name="T4_48"><text:s/></text:span><text:span text:style-name="T4_49">of</text:span><text:span text:style-name="T4_50"><text:s/></text:span><text:span text:style-name="T4_51">the</text:span><text:span text:style-name="T4_52"><text:s/></text:span><text:span text:style-name="T4_53">backlog</text:span><text:span text:style-name="T4_54"><text:s/></text:span><text:span text:style-name="T4_55">is</text:span><text:span text:style-name="T4_56"><text:s/></text:span><text:span text:style-name="T4_57">not</text:span><text:span text:style-name="T4_58"><text:s/></text:span><text:span text:style-name="T4_59">determined</text:span><text:span text:style-name="T4_60">.<text:s/></text:span><text:span text:style-name="T4_61">External</text:span><text:span text:style-name="T4_62"><text:s/></text:span><text:span text:style-name="T4_63">dependencies</text:span><text:span text:style-name="T4_64"><text:s/></text:span><text:span text:style-name="T4_65">have</text:span><text:span text:style-name="T4_66"><text:s/></text:span><text:span text:style-name="T4_67">been</text:span><text:span text:style-name="T4_68"><text:s/></text:span><text:span text:style-name="T4_69">noted</text:span><text:span text:style-name="T4_70"><text:s/></text:span><text:span text:style-name="T4_71">where</text:span><text:span text:style-name="T4_72"><text:s/></text:span><text:span text:style-name="T4_73">given</text:span><text:span text:style-name="T4_74"><text:s/></text:span><text:span text:style-name="T4_75">as</text:span><text:span text:style-name="T4_76"><text:s/></text:span><text:span text:style-name="T4_77">reason</text:span><text:span text:style-name="T4_78"><text:s/></text:span><text:span text:style-name="T4_79">for</text:span><text:span text:style-name="T4_80"><text:s/></text:span><text:span text:style-name="T4_81">being</text:span><text:span text:style-name="T4_82"><text:s/></text:span><text:span text:style-name="T4_83">in</text:span><text:span text:style-name="T4_84"><text:s/></text:span><text:span text:style-name="T4_85">the</text:span><text:span text:style-name="T4_86"><text:s/></text:span><text:span text:style-name="T4_87">backlog</text:span><text:span text:style-name="T4_88">.<text:s/></text:span><text:span text:style-name="T4_89">Please</text:span><text:span text:style-name="T4_90"><text:s/></text:span><text:span text:style-name="T4_91">note</text:span><text:span text:style-name="T4_92"><text:s/></text:span><text:span text:style-name="T4_93">that</text:span><text:span text:style-name="T4_94"><text:s/></text:span><text:span text:style-name="T4_95">the</text:span><text:span text:style-name="T4_96"><text:s/></text:span><text:span text:style-name="T4_97">component</text:span><text:span text:style-name="T4_98"><text:s/></text:span><text:span text:style-name="T4_99">cannot</text:span><text:span text:style-name="T4_100"><text:s/></text:span><text:span text:style-name="T4_101">be</text:span><text:span text:style-name="T4_102"><text:s/></text:span><text:span text:style-name="T4_103">considered</text:span><text:span text:style-name="T4_104"><text:s/></text:span><text:span text:style-name="T4_105">finished</text:span><text:span text:style-name="T4_106"><text:s/></text:span><text:span text:style-name="T4_107">until</text:span><text:span text:style-name="T4_108"><text:s/></text:span><text:span text:style-name="T4_109">this</text:span><text:span text:style-name="T4_110"><text:s/></text:span><text:span text:style-name="T4_111">remaining</text:span><text:span text:style-name="T4_112"><text:s/></text:span><text:span text:style-name="T4_113">backlog</text:span><text:span text:style-name="T4_114"><text:s/></text:span><text:span text:style-name="T4_115">is</text:span><text:span text:style-name="T4_116"><text:s/></text:span><text:span text:style-name="T4_117">completed</text:span><text:span text:style-name="T4_118">.<text:s/></text:span><text:span text:style-name="T4_119">Scheduling</text:span><text:span text:style-name="T4_120"><text:s/></text:span><text:span text:style-name="T4_121">for</text:span><text:span text:style-name="T4_122"><text:s/></text:span><text:span text:style-name="T4_123">completion</text:span><text:span text:style-name="T4_124"><text:s/></text:span><text:span text:style-name="T4_125">of</text:span><text:span text:style-name="T4_126"><text:s/></text:span><text:span text:style-name="T4_127">these</text:span><text:span text:style-name="T4_128"><text:s/></text:span><text:span text:style-name="T4_129">tasks</text:span><text:span text:style-name="T4_130"><text:s/></text:span><text:span text:style-name="T4_131">will</text:span><text:span text:style-name="T4_132"><text:s/></text:span><text:span text:style-name="T4_133">need</text:span><text:span text:style-name="T4_134"><text:s/></text:span><text:span text:style-name="T4_135">to</text:span><text:span text:style-name="T4_136"><text:s/></text:span><text:span text:style-name="T4_137">be</text:span><text:span text:style-name="T4_138"><text:s/></text:span><text:span text:style-name="T4_139">coordinated</text:span><text:span text:style-name="T4_140"><text:s/></text:span><text:span text:style-name="T4_141">by</text:span><text:span text:style-name="T4_142"><text:s/></text:span><text:span text:style-name="T4_143">all</text:span><text:span text:style-name="T4_144"><text:s/></text:span><text:span text:style-name="T4_145">involved</text:span><text:span text:style-name="T4_146"><text:s/></text:span><text:span text:style-name="T4_147">stakeholders</text:span><text:span text:style-name="T4_148">.<text:tab/></text:span><text:span text:style-name="T4_149"><text:tab/></text:span></text:p>
      <text:h text:style-name="P5" text:outline-level="10"><text:bookmark-start text:name="h.a86aa2v4yuzv"/><text:bookmark-end text:name="h.a86aa2v4yuzv"/><text:span text:style-name="T5_1">Authentication</text:span><text:span text:style-name="T5_2">/</text:span><text:span text:style-name="T5_3">Authorization</text:span></text:h>
      <text:p text:style-name="P6"><text:span text:style-name="T6_1"><text:tab/><text:tab/><text:tab/><text:tab/><text:tab/><text:tab/></text:span></text:p>
      <text:p text:style-name="P7"><text:span text:style-name="T7_1">This</text:span><text:span text:style-name="T7_2"><text:s/></text:span><text:span text:style-name="T7_3">task</text:span><text:span text:style-name="T7_4"><text:s/></text:span><text:span text:style-name="T7_5">remains</text:span><text:span text:style-name="T7_6"><text:s/></text:span><text:span text:style-name="T7_7">as</text:span><text:span text:style-name="T7_8"><text:s/></text:span><text:span text:style-name="T7_9">an</text:span><text:span text:style-name="T7_10"><text:s/></text:span><text:span text:style-name="T7_11">open</text:span><text:span text:style-name="T7_12"><text:s/></text:span><text:span text:style-name="T7_13">issue</text:span><text:span text:style-name="T7_14"><text:s/></text:span><text:span text:style-name="T7_15">until</text:span><text:span text:style-name="T7_16"><text:s/></text:span><text:span text:style-name="T7_17">such</text:span><text:span text:style-name="T7_18"><text:s/></text:span><text:span text:style-name="T7_19">time</text:span><text:span text:style-name="T7_20"><text:s/></text:span><text:span text:style-name="T7_21">the</text:span><text:span text:style-name="T7_22"><text:s/></text:span><text:span text:style-name="T7_23">SSO</text:span><text:span text:style-name="T7_24">/</text:span><text:span text:style-name="T7_25">Authorization</text:span><text:span text:style-name="T7_26"><text:s/></text:span><text:span text:style-name="T7_27">mechanism</text:span><text:span text:style-name="T7_28"><text:s/></text:span><text:span text:style-name="T7_29">for</text:span><text:span text:style-name="T7_30"><text:s/></text:span><text:span text:style-name="T7_31">Smarter</text:span><text:span text:style-name="T7_32"><text:s/></text:span><text:span text:style-name="T7_33">Balanced</text:span><text:span text:style-name="T7_34"><text:s/></text:span><text:span text:style-name="T7_35">RFP</text:span><text:span text:style-name="T7_36">#11<text:s/>(</text:span><text:span text:style-name="T7_37">SB</text:span><text:span text:style-name="T7_38">11)<text:s/></text:span><text:span text:style-name="T7_39">is</text:span><text:span text:style-name="T7_40"><text:s/></text:span><text:span text:style-name="T7_41">decided</text:span><text:span text:style-name="T7_42"><text:s/></text:span><text:span text:style-name="T7_43">upon</text:span><text:span text:style-name="T7_44"><text:s/></text:span><text:span text:style-name="T7_45">and</text:span><text:span text:style-name="T7_46"><text:s/></text:span><text:span text:style-name="T7_47">delivered</text:span><text:span text:style-name="T7_48">.<text:s/></text:span><text:span text:style-name="T7_49">Based</text:span><text:span text:style-name="T7_50"><text:s/></text:span><text:span text:style-name="T7_51">on</text:span><text:span text:style-name="T7_52"><text:s/></text:span><text:span text:style-name="T7_53">the</text:span><text:span text:style-name="T7_54"><text:s/></text:span><text:span text:style-name="T7_55">following</text:span><text:span text:style-name="T7_56"><text:s/></text:span><text:span text:style-name="T7_57">assumptions</text:span><text:span text:style-name="T7_58">,<text:s/></text:span><text:span text:style-name="T7_59">the</text:span><text:span text:style-name="T7_60"><text:s/></text:span><text:span text:style-name="T7_61">level</text:span><text:span text:style-name="T7_62"><text:s/></text:span><text:span text:style-name="T7_63">of</text:span><text:span text:style-name="T7_64"><text:s/></text:span><text:span text:style-name="T7_65">effort</text:span><text:span text:style-name="T7_66"><text:s/></text:span><text:span text:style-name="T7_67">remaining</text:span><text:span text:style-name="T7_68"><text:s/></text:span><text:span text:style-name="T7_69">will</text:span><text:span text:style-name="T7_70"><text:s/></text:span><text:span text:style-name="T7_71">be</text:span><text:span text:style-name="T7_72"><text:s/></text:span><text:span text:style-name="T7_73">a</text:span><text:span text:style-name="T7_74"><text:s/></text:span><text:span text:style-name="T7_75">matter</text:span><text:span text:style-name="T7_76"><text:s/></text:span><text:span text:style-name="T7_77">of</text:span><text:span text:style-name="T7_78"><text:s/></text:span><text:span text:style-name="T7_79">applying</text:span><text:span text:style-name="T7_80"><text:s/></text:span><text:span text:style-name="T7_81">the</text:span><text:span text:style-name="T7_82"><text:s/></text:span><text:span text:style-name="T7_83">authentication</text:span><text:span text:style-name="T7_84"><text:s/></text:span><text:span text:style-name="T7_85">pattern</text:span><text:span text:style-name="T7_86"><text:s/></text:span><text:span text:style-name="T7_87">to</text:span><text:span text:style-name="T7_88"><text:s/></text:span><text:span text:style-name="T7_89">the</text:span><text:span text:style-name="T7_90"><text:s/></text:span><text:span text:style-name="T7_91">web</text:span><text:span text:style-name="T7_92"><text:s/></text:span><text:span text:style-name="T7_93">application</text:span><text:span text:style-name="T7_94"><text:s/></text:span><text:span text:style-name="T7_95">that</text:span><text:span text:style-name="T7_96"><text:s/></text:span><text:span text:style-name="T7_97">hosts</text:span><text:span text:style-name="T7_98"><text:s/></text:span><text:span text:style-name="T7_99">the</text:span><text:span text:style-name="T7_100"><text:s/></text:span><text:span text:style-name="T7_101">web</text:span><text:span text:style-name="T7_102"><text:s/></text:span><text:span text:style-name="T7_103">services</text:span><text:span text:style-name="T7_104">,<text:s/></text:span><text:span text:style-name="T7_105">as</text:span><text:span text:style-name="T7_106"><text:s/></text:span><text:span text:style-name="T7_107">well</text:span><text:span text:style-name="T7_108"><text:s/></text:span><text:span text:style-name="T7_109">as</text:span><text:span text:style-name="T7_110"><text:s/></text:span><text:span text:style-name="T7_111">annotating</text:span><text:span text:style-name="T7_112"><text:s/></text:span><text:span text:style-name="T7_113">the</text:span><text:span text:style-name="T7_114"><text:s/></text:span><text:span text:style-name="T7_115">web</text:span><text:span text:style-name="T7_116"><text:s/></text:span><text:span text:style-name="T7_117">service</text:span><text:span text:style-name="T7_118"><text:s/></text:span><text:span text:style-name="T7_119">method</text:span><text:span text:style-name="T7_120"><text:s/></text:span><text:span text:style-name="T7_121">with</text:span><text:span text:style-name="T7_122">:</text:span><text:span text:style-name="T7_123"><text:tab/></text:span><text:span text:style-name="T7_124"><text:tab/></text:span></text:p>
      <text:p text:style-name="P8"><text:span text:style-name="T8_1"><text:s text:c="3"/></text:span><text:span text:style-name="T8_2">@</text:span><text:span text:style-name="T8_3">Secured</text:span><text:span text:style-name="T8_4">(</text:span><text:span text:style-name="T8_5">Role</text:span><text:span text:style-name="T8_6">="</text:span><text:span text:style-name="T8_7">roleGoesHere</text:span><text:span text:style-name="T8_8">")<text:s/></text:span><text:span text:style-name="T8_9">org</text:span><text:span text:style-name="T8_10">.</text:span><text:span text:style-name="T8_11">springframework</text:span><text:span text:style-name="T8_12">.</text:span><text:span text:style-name="T8_13">security</text:span><text:span text:style-name="T8_14">.</text:span><text:span text:style-name="T8_15">access</text:span><text:span text:style-name="T8_16">.</text:span><text:span text:style-name="T8_17">annotation</text:span><text:span text:style-name="T8_18">.</text:span><text:span text:style-name="T8_19">Secured</text:span></text:p>
      <text:p text:style-name="P9"/>
      <text:p text:style-name="P10"><text:span text:style-name="T10_1">Assumptions</text:span><text:span text:style-name="T10_2">:</text:span></text:p>
      <text:list text:style-name="LS1" xml:id="list0">
        <text:list-item>
          <text:p text:style-name="P11"><text:span text:style-name="T11_1">Authentication</text:span><text:span text:style-name="T11_2"><text:s/></text:span><text:span text:style-name="T11_3">will</text:span><text:span text:style-name="T11_4"><text:s/></text:span><text:span text:style-name="T11_5">be</text:span><text:span text:style-name="T11_6"><text:s/></text:span><text:span text:style-name="T11_7">handled</text:span><text:span text:style-name="T11_8"><text:s/></text:span><text:span text:style-name="T11_9">by</text:span><text:span text:style-name="T11_10"><text:s/></text:span><text:span text:style-name="T11_11">a</text:span><text:span text:style-name="T11_12"><text:s/></text:span><text:span text:style-name="T11_13">separate</text:span><text:span text:style-name="T11_14"><text:s/></text:span><text:span text:style-name="T11_15">component</text:span><text:span text:style-name="T11_16">.<text:s/></text:span></text:p>
        </text:list-item>
        <text:list-item>
          <text:p text:style-name="P12"><text:span text:style-name="T12_1">The</text:span><text:span text:style-name="T12_2"><text:s/></text:span><text:span text:style-name="T12_3">authentication</text:span><text:span text:style-name="T12_4"><text:s/></text:span><text:span text:style-name="T12_5">method</text:span><text:span text:style-name="T12_6"><text:s/></text:span><text:span text:style-name="T12_7">will</text:span><text:span text:style-name="T12_8"><text:s/></text:span><text:span text:style-name="T12_9">be</text:span><text:span text:style-name="T12_10"><text:s/></text:span><text:span text:style-name="T12_11">supported</text:span><text:span text:style-name="T12_12"><text:s/></text:span><text:span text:style-name="T12_13">by</text:span><text:span text:style-name="T12_14"><text:s/></text:span><text:span text:style-name="T12_15">Spring</text:span><text:span text:style-name="T12_16"><text:s/></text:span><text:span text:style-name="T12_17">Security</text:span></text:p>
        </text:list-item>
        <text:list-item>
          <text:p text:style-name="P13"><text:span text:style-name="T13_1">Authentication</text:span><text:span text:style-name="T13_2"><text:s/></text:span><text:span text:style-name="T13_3">will</text:span><text:span text:style-name="T13_4"><text:s/></text:span><text:span text:style-name="T13_5">be</text:span><text:span text:style-name="T13_6"><text:s/></text:span><text:span text:style-name="T13_7">on</text:span><text:span text:style-name="T13_8"><text:s/></text:span><text:span text:style-name="T13_9">a</text:span><text:span text:style-name="T13_10"><text:s/></text:span><text:span text:style-name="T13_11">component</text:span><text:span text:style-name="T13_12"><text:s/></text:span><text:span text:style-name="T13_13">client</text:span><text:span text:style-name="T13_14"><text:s/></text:span><text:span text:style-name="T13_15">basis</text:span><text:span text:style-name="T13_16">.<text:s/></text:span><text:span text:style-name="T13_17">Example</text:span><text:span text:style-name="T13_18">:<text:s/></text:span><text:span text:style-name="T13_19">integrating</text:span><text:span text:style-name="T13_20"><text:s/></text:span><text:span text:style-name="T13_21">components</text:span><text:span text:style-name="T13_22"><text:s/></text:span><text:span text:style-name="T13_23">will</text:span><text:span text:style-name="T13_24"><text:s/></text:span><text:span text:style-name="T13_25">be</text:span><text:span text:style-name="T13_26"><text:s/></text:span><text:span text:style-name="T13_27">authenticated</text:span><text:span text:style-name="T13_28"><text:s/></text:span><text:span text:style-name="T13_29">and</text:span><text:span text:style-name="T13_30"><text:s/></text:span><text:span text:style-name="T13_31">granted</text:span><text:span text:style-name="T13_32"><text:s/></text:span><text:span text:style-name="T13_33">authorization</text:span><text:span text:style-name="T13_34"><text:s/>(</text:span><text:span text:style-name="T13_35">by</text:span><text:span text:style-name="T13_36"><text:s/></text:span><text:span text:style-name="T13_37">the</text:span><text:span text:style-name="T13_38"><text:s/></text:span><text:span text:style-name="T13_39">security</text:span><text:span text:style-name="T13_40"><text:s/></text:span><text:span text:style-name="T13_41">component</text:span><text:span text:style-name="T13_42">)<text:s/></text:span><text:span text:style-name="T13_43">in</text:span><text:span text:style-name="T13_44"><text:s/></text:span><text:span text:style-name="T13_45">the</text:span><text:span text:style-name="T13_46"><text:s/></text:span><text:span text:style-name="T13_47">form</text:span><text:span text:style-name="T13_48"><text:s/></text:span><text:span text:style-name="T13_49">of</text:span><text:span text:style-name="T13_50"><text:s/></text:span><text:span text:style-name="T13_51">a</text:span><text:span text:style-name="T13_52"><text:s/></text:span><text:span text:style-name="T13_53">statically</text:span><text:span text:style-name="T13_54"><text:s/></text:span><text:span text:style-name="T13_55">defined</text:span><text:span text:style-name="T13_56"><text:s/></text:span><text:span text:style-name="T13_57">role</text:span><text:span text:style-name="T13_58">.<text:s/></text:span></text:p>
        </text:list-item>
        <text:list-item>
          <text:p text:style-name="P14"><text:span text:style-name="T14_1">The</text:span><text:span text:style-name="T14_2"><text:s/></text:span><text:span text:style-name="T14_3">web</text:span><text:span text:style-name="T14_4"><text:s/></text:span><text:span text:style-name="T14_5">service</text:span><text:span text:style-name="T14_6"><text:s/></text:span><text:span text:style-name="T14_7">endpoints</text:span><text:span text:style-name="T14_8"><text:s/></text:span><text:span text:style-name="T14_9">will</text:span><text:span text:style-name="T14_10"><text:s/></text:span><text:span text:style-name="T14_11">be</text:span><text:span text:style-name="T14_12"><text:s/></text:span><text:span text:style-name="T14_13">secured</text:span><text:span text:style-name="T14_14"><text:s/>(</text:span><text:span text:style-name="T14_15">via</text:span><text:span text:style-name="T14_16"><text:s/></text:span><text:span text:style-name="T14_17">the</text:span><text:span text:style-name="T14_18"><text:s/>@</text:span><text:span text:style-name="T14_19">Secured</text:span><text:span text:style-name="T14_20"><text:s/></text:span><text:span text:style-name="T14_21">annotation</text:span><text:span text:style-name="T14_22">)<text:s/></text:span><text:span text:style-name="T14_23">and</text:span><text:span text:style-name="T14_24"><text:s/></text:span><text:span text:style-name="T14_25">configured</text:span><text:span text:style-name="T14_26"><text:s/></text:span><text:span text:style-name="T14_27">to</text:span><text:span text:style-name="T14_28"><text:s/></text:span><text:span text:style-name="T14_29">be</text:span><text:span text:style-name="T14_30"><text:s/></text:span><text:span text:style-name="T14_31">protected</text:span><text:span text:style-name="T14_32"><text:s/></text:span><text:span text:style-name="T14_33">by</text:span><text:span text:style-name="T14_34"><text:s/></text:span><text:span text:style-name="T14_35">a</text:span><text:span text:style-name="T14_36"><text:s/></text:span><text:span text:style-name="T14_37">statically</text:span><text:span text:style-name="T14_38"><text:s/></text:span><text:span text:style-name="T14_39">defined</text:span><text:span text:style-name="T14_40"><text:s/></text:span><text:span text:style-name="T14_41">role</text:span><text:span text:style-name="T14_42">,<text:s/></text:span><text:span text:style-name="T14_43">and</text:span><text:span text:style-name="T14_44"><text:s/></text:span><text:span text:style-name="T14_45">improper</text:span><text:span text:style-name="T14_46"><text:s/></text:span><text:span text:style-name="T14_47">access</text:span><text:span text:style-name="T14_48"><text:s/></text:span><text:span text:style-name="T14_49">will</text:span><text:span text:style-name="T14_50"><text:s/></text:span><text:span text:style-name="T14_51">result</text:span><text:span text:style-name="T14_52"><text:s/></text:span><text:span text:style-name="T14_53">in</text:span><text:span text:style-name="T14_54"><text:s/></text:span><text:span text:style-name="T14_55">a</text:span><text:span text:style-name="T14_56"><text:s/></text:span><text:span text:style-name="T14_57">HTTP</text:span><text:span text:style-name="T14_58"><text:s/>401<text:s/>(</text:span><text:span text:style-name="T14_59">unauthenticated</text:span><text:span text:style-name="T14_60">)<text:s/></text:span><text:span text:style-name="T14_61">or</text:span><text:span text:style-name="T14_62"><text:s/></text:span><text:span text:style-name="T14_63">a</text:span><text:span text:style-name="T14_64"><text:s/></text:span><text:span text:style-name="T14_65">HTTP</text:span><text:span text:style-name="T14_66"><text:s/>403<text:s/>(</text:span><text:span text:style-name="T14_67">unauthorized</text:span><text:span text:style-name="T14_68">).</text:span></text:p>
        </text:list-item>
        <text:list-item>
          <text:p text:style-name="P15"><text:span text:style-name="T15_1">Additional</text:span><text:span text:style-name="T15_2"><text:s/></text:span><text:span text:style-name="T15_3">business</text:span><text:span text:style-name="T15_4"><text:s/>(</text:span><text:span text:style-name="T15_5">non</text:span><text:span text:style-name="T15_6">-</text:span><text:span text:style-name="T15_7">role</text:span><text:span text:style-name="T15_8">)<text:s/></text:span><text:span text:style-name="T15_9">based</text:span><text:span text:style-name="T15_10"><text:s/></text:span><text:span text:style-name="T15_11">security</text:span><text:span text:style-name="T15_12"><text:s/></text:span><text:span text:style-name="T15_13">rules</text:span><text:span text:style-name="T15_14"><text:s/></text:span><text:span text:style-name="T15_15">have</text:span><text:span text:style-name="T15_16"><text:s/></text:span><text:span text:style-name="T15_17">not</text:span><text:span text:style-name="T15_18"><text:s/></text:span><text:span text:style-name="T15_19">been</text:span><text:span text:style-name="T15_20"><text:s/></text:span><text:span text:style-name="T15_21">specified</text:span><text:span text:style-name="T15_22">,<text:s/></text:span><text:span text:style-name="T15_23">and</text:span><text:span text:style-name="T15_24"><text:s/></text:span><text:span text:style-name="T15_25">will</text:span><text:span text:style-name="T15_26"><text:s/></text:span><text:span text:style-name="T15_27">require</text:span><text:span text:style-name="T15_28"><text:s/></text:span><text:span text:style-name="T15_29">additional</text:span><text:span text:style-name="T15_30"><text:s/></text:span><text:span text:style-name="T15_31">effort</text:span><text:span text:style-name="T15_32"><text:s/></text:span><text:span text:style-name="T15_33">if</text:span><text:span text:style-name="T15_34"><text:s/></text:span><text:span text:style-name="T15_35">required</text:span><text:span text:style-name="T15_36">.</text:span></text:p>
        </text:list-item>
      </text:list>
      <text:h text:style-name="P16" text:outline-level="10"><text:bookmark-start text:name="h.wky0n9aylpcf"/><text:bookmark-end text:name="h.wky0n9aylpcf"/><text:span text:style-name="T16_1">Configuration</text:span><text:span text:style-name="T16_2"><text:s/></text:span><text:span text:style-name="T16_3">Component</text:span><text:span text:style-name="T16_4">/</text:span><text:span text:style-name="T16_5">Service</text:span><text:span text:style-name="T16_6"><text:s/></text:span><text:span text:style-name="T16_7">Locator</text:span><text:span text:style-name="T16_8"><text:tab/><text:tab/><text:tab/><text:tab/><text:tab/></text:span></text:h>
      <text:p text:style-name="P17"><text:span text:style-name="T17_1">This</text:span><text:span text:style-name="T17_2"><text:s/></text:span><text:span text:style-name="T17_3">is</text:span><text:span text:style-name="T17_4"><text:s/></text:span><text:span text:style-name="T17_5">a</text:span><text:span text:style-name="T17_6"><text:s/></text:span><text:span text:style-name="T17_7">Smarter</text:span><text:span text:style-name="T17_8"><text:s/></text:span><text:span text:style-name="T17_9">Balanced</text:span><text:span text:style-name="T17_10"><text:s/></text:span><text:span text:style-name="T17_11">RFP</text:span><text:span text:style-name="T17_12"><text:s/>#11<text:s/></text:span><text:span text:style-name="T17_13">level</text:span><text:span text:style-name="T17_14"><text:s/></text:span><text:span text:style-name="T17_15">issue</text:span><text:span text:style-name="T17_16">.<text:s/></text:span><text:span text:style-name="T17_17">At</text:span><text:span text:style-name="T17_18"><text:s/></text:span><text:span text:style-name="T17_19">the</text:span><text:span text:style-name="T17_20"><text:s/></text:span><text:span text:style-name="T17_21">time</text:span><text:span text:style-name="T17_22"><text:s/></text:span><text:span text:style-name="T17_23">of</text:span><text:span text:style-name="T17_24"><text:s/></text:span><text:span text:style-name="T17_25">authoring</text:span><text:span text:style-name="T17_26"><text:s/></text:span><text:span text:style-name="T17_27">the</text:span><text:span text:style-name="T17_28"><text:s/></text:span><text:span text:style-name="T17_29">Monitoring</text:span><text:span text:style-name="T17_30"><text:s/></text:span><text:span text:style-name="T17_31">and</text:span><text:span text:style-name="T17_32"><text:s/></text:span><text:span text:style-name="T17_33">Alerting</text:span><text:span text:style-name="T17_34"><text:s/></text:span><text:span text:style-name="T17_35">component</text:span><text:span text:style-name="T17_36">,<text:s/></text:span><text:span text:style-name="T17_37">the</text:span><text:span text:style-name="T17_38"><text:s/></text:span><text:span text:style-name="T17_39">direction</text:span><text:span text:style-name="T17_40"><text:s/></text:span><text:span text:style-name="T17_41">was</text:span><text:span text:style-name="T17_42"><text:s/></text:span><text:span text:style-name="T17_43">unclear</text:span><text:span text:style-name="T17_44"><text:s/></text:span><text:span text:style-name="T17_45">as</text:span><text:span text:style-name="T17_46"><text:s/></text:span><text:span text:style-name="T17_47">to</text:span><text:span text:style-name="T17_48"><text:s/></text:span><text:span text:style-name="T17_49">the</text:span><text:span text:style-name="T17_50"><text:s/></text:span><text:span text:style-name="T17_51">location</text:span><text:span text:style-name="T17_52"><text:s/></text:span><text:span text:style-name="T17_53">and</text:span><text:span text:style-name="T17_54"><text:s/></text:span><text:span text:style-name="T17_55">implementation</text:span><text:span text:style-name="T17_56"><text:s/></text:span><text:span text:style-name="T17_57">of</text:span><text:span text:style-name="T17_58"><text:s/></text:span><text:span text:style-name="T17_59">this</text:span><text:span text:style-name="T17_60"><text:s/></text:span><text:span text:style-name="T17_61">service</text:span><text:span text:style-name="T17_62">.<text:s/></text:span><text:span text:style-name="T17_63">It</text:span><text:span text:style-name="T17_64"><text:s/></text:span><text:span text:style-name="T17_65">was</text:span><text:span text:style-name="T17_66"><text:s/></text:span><text:span text:style-name="T17_67">the</text:span><text:span text:style-name="T17_68"><text:s/></text:span><text:span text:style-name="T17_69">intent</text:span><text:span text:style-name="T17_70"><text:s/></text:span><text:span text:style-name="T17_71">of</text:span><text:span text:style-name="T17_72"><text:s/></text:span><text:span text:style-name="T17_73">the</text:span><text:span text:style-name="T17_74"><text:s/></text:span><text:span text:style-name="T17_75">development</text:span><text:span text:style-name="T17_76"><text:s/></text:span><text:span text:style-name="T17_77">team</text:span><text:span text:style-name="T17_78"><text:s/></text:span><text:span text:style-name="T17_79">to</text:span><text:span text:style-name="T17_80"><text:s/></text:span><text:span text:style-name="T17_81">design</text:span><text:span text:style-name="T17_82"><text:s/></text:span><text:span text:style-name="T17_83">a</text:span><text:span text:style-name="T17_84"><text:s/></text:span><text:span text:style-name="T17_85">functional</text:span><text:span text:style-name="T17_86"><text:s/></text:span><text:span text:style-name="T17_87">solution</text:span><text:span text:style-name="T17_88"><text:s/></text:span><text:span text:style-name="T17_89">for</text:span><text:span text:style-name="T17_90"><text:s/></text:span><text:span text:style-name="T17_91">now</text:span><text:span text:style-name="T17_92">,<text:s/></text:span><text:span text:style-name="T17_93">that</text:span><text:span text:style-name="T17_94"><text:s/></text:span><text:span text:style-name="T17_95">can</text:span><text:span text:style-name="T17_96"><text:s/></text:span><text:span text:style-name="T17_97">be</text:span><text:span text:style-name="T17_98"><text:s/></text:span><text:span text:style-name="T17_99">refactored</text:span><text:span text:style-name="T17_100"><text:s/></text:span><text:span text:style-name="T17_101">in</text:span><text:span text:style-name="T17_102"><text:s/></text:span><text:span text:style-name="T17_103">the</text:span><text:span text:style-name="T17_104"><text:s/></text:span><text:span text:style-name="T17_105">future</text:span><text:span text:style-name="T17_106">.<text:s/></text:span><text:span text:style-name="T17_107">There</text:span><text:span text:style-name="T17_108"><text:s/></text:span><text:span text:style-name="T17_109">are</text:span><text:span text:style-name="T17_110"><text:s/></text:span><text:span text:style-name="T17_111">several</text:span><text:span text:style-name="T17_112"><text:s/></text:span><text:span text:style-name="T17_113">where</text:span><text:span text:style-name="T17_114"><text:s/></text:span><text:span text:style-name="T17_115">a</text:span><text:span text:style-name="T17_116"><text:s/></text:span><text:span text:style-name="T17_117">configuration</text:span><text:span text:style-name="T17_118"><text:s/></text:span><text:span text:style-name="T17_119">component</text:span><text:span text:style-name="T17_120"><text:s/></text:span><text:span text:style-name="T17_121">will</text:span><text:span text:style-name="T17_122"><text:s/></text:span><text:span text:style-name="T17_123">be</text:span><text:span text:style-name="T17_124"><text:s/></text:span><text:span text:style-name="T17_125">needed</text:span><text:span text:style-name="T17_126">.</text:span></text:p>
      <text:list text:style-name="LS2" xml:id="list5">
        <text:list-item>
          <text:p text:style-name="P18"><text:span text:style-name="T18_1">Component</text:span><text:span text:style-name="T18_2"><text:s/></text:span><text:span text:style-name="T18_3">lookup</text:span><text:span text:style-name="T18_4">:<text:s/></text:span><text:span text:style-name="T18_5">Currently</text:span><text:span text:style-name="T18_6"><text:s/></text:span><text:span text:style-name="T18_7">a</text:span><text:span text:style-name="T18_8"><text:s/></text:span><text:span text:style-name="T18_9">property</text:span><text:span text:style-name="T18_10"><text:s/></text:span><text:span text:style-name="T18_11">file</text:span><text:span text:style-name="T18_12"><text:s/></text:span><text:span text:style-name="T18_13">is</text:span><text:span text:style-name="T18_14"><text:s/></text:span><text:span text:style-name="T18_15">used</text:span><text:span text:style-name="T18_16"><text:s/></text:span><text:span text:style-name="T18_17">to</text:span><text:span text:style-name="T18_18"><text:s/></text:span><text:span text:style-name="T18_19">configure</text:span><text:span text:style-name="T18_20"><text:s/></text:span><text:span text:style-name="T18_21">the</text:span><text:span text:style-name="T18_22"><text:s/></text:span><text:span text:style-name="T18_23">Monitoring</text:span><text:span text:style-name="T18_24"><text:s/></text:span><text:span text:style-name="T18_25">and</text:span><text:span text:style-name="T18_26"><text:s/></text:span><text:span text:style-name="T18_27">Alerting</text:span><text:span text:style-name="T18_28"><text:s/></text:span><text:span text:style-name="T18_29">webapp</text:span><text:span text:style-name="T18_30"><text:s/></text:span><text:span text:style-name="T18_31">with</text:span><text:span text:style-name="T18_32"><text:s/></text:span><text:span text:style-name="T18_33">the</text:span><text:span text:style-name="T18_34"><text:s/></text:span><text:span text:style-name="T18_35">location</text:span><text:span text:style-name="T18_36"><text:s/></text:span><text:span text:style-name="T18_37">of</text:span><text:span text:style-name="T18_38"><text:s/></text:span><text:span text:style-name="T18_39">the</text:span><text:span text:style-name="T18_40"><text:s/></text:span><text:span text:style-name="T18_41">Monitoring</text:span><text:span text:style-name="T18_42"><text:s/></text:span><text:span text:style-name="T18_43">and</text:span><text:span text:style-name="T18_44"><text:s/></text:span><text:span text:style-name="T18_45">Alerting</text:span><text:span text:style-name="T18_46"><text:s/></text:span><text:span text:style-name="T18_47">rest</text:span><text:span text:style-name="T18_48"><text:s/></text:span><text:span text:style-name="T18_49">services</text:span><text:span text:style-name="T18_50"><text:s/></text:span><text:span text:style-name="T18_51">it</text:span><text:span text:style-name="T18_52"><text:s/></text:span><text:span text:style-name="T18_53">requires</text:span><text:span text:style-name="T18_54">.<text:s/></text:span><text:span text:style-name="T18_55">Eventually</text:span><text:span text:style-name="T18_56">,<text:s/></text:span><text:span text:style-name="T18_57">there</text:span><text:span text:style-name="T18_58"><text:s/></text:span><text:span text:style-name="T18_59">will</text:span><text:span text:style-name="T18_60"><text:s/></text:span><text:span text:style-name="T18_61">be</text:span><text:span text:style-name="T18_62"><text:s/></text:span><text:span text:style-name="T18_63">a</text:span><text:span text:style-name="T18_64"><text:s/></text:span><text:span text:style-name="T18_65">need</text:span><text:span text:style-name="T18_66"><text:s/></text:span><text:span text:style-name="T18_67">to</text:span><text:span text:style-name="T18_68"><text:s/></text:span><text:span text:style-name="T18_69">discover</text:span><text:span text:style-name="T18_70"><text:s/></text:span><text:span text:style-name="T18_71">the</text:span><text:span text:style-name="T18_72"><text:s/></text:span><text:span text:style-name="T18_73">component</text:span><text:span text:style-name="T18_74">'</text:span><text:span text:style-name="T18_75">s</text:span><text:span text:style-name="T18_76"><text:s/></text:span><text:span text:style-name="T18_77">URL</text:span><text:span text:style-name="T18_78"><text:s/></text:span><text:span text:style-name="T18_79">via</text:span><text:span text:style-name="T18_80"><text:s/></text:span><text:span text:style-name="T18_81">a</text:span><text:span text:style-name="T18_82"><text:s/></text:span><text:span text:style-name="T18_83">service</text:span><text:span text:style-name="T18_84"><text:s/></text:span><text:span text:style-name="T18_85">locator</text:span><text:span text:style-name="T18_86"><text:s/></text:span><text:span text:style-name="T18_87">component</text:span><text:span text:style-name="T18_88">.</text:span></text:p>
        </text:list-item>
        <text:list-item>
          <text:p text:style-name="P19"><text:span text:style-name="T19_1">Custom</text:span><text:span text:style-name="T19_2"><text:s/></text:span><text:span text:style-name="T19_3">configuration</text:span><text:span text:style-name="T19_4">:<text:s/></text:span><text:span text:style-name="T19_5">given</text:span><text:span text:style-name="T19_6"><text:s/></text:span><text:span text:style-name="T19_7">the</text:span><text:span text:style-name="T19_8"><text:s/></text:span><text:span text:style-name="T19_9">nature</text:span><text:span text:style-name="T19_10"><text:s/></text:span><text:span text:style-name="T19_11">of</text:span><text:span text:style-name="T19_12"><text:s/></text:span><text:span text:style-name="T19_13">Monitoring</text:span><text:span text:style-name="T19_14"><text:s/></text:span><text:span text:style-name="T19_15">and</text:span><text:span text:style-name="T19_16"><text:s/></text:span><text:span text:style-name="T19_17">Alerting</text:span><text:span text:style-name="T19_18"><text:s/></text:span><text:span text:style-name="T19_19">there</text:span><text:span text:style-name="T19_20"><text:s/></text:span><text:span text:style-name="T19_21">are</text:span><text:span text:style-name="T19_22"><text:s/></text:span><text:span text:style-name="T19_23">many</text:span><text:span text:style-name="T19_24"><text:s/></text:span><text:span text:style-name="T19_25">small</text:span><text:span text:style-name="T19_26"><text:s/></text:span><text:span text:style-name="T19_27">options</text:span><text:span text:style-name="T19_28"><text:s/></text:span><text:span text:style-name="T19_29">that</text:span><text:span text:style-name="T19_30"><text:s/></text:span><text:span text:style-name="T19_31">must</text:span><text:span text:style-name="T19_32"><text:s/></text:span><text:span text:style-name="T19_33">be</text:span><text:span text:style-name="T19_34"><text:s/></text:span><text:span text:style-name="T19_35">configured</text:span><text:span text:style-name="T19_36"><text:s/></text:span><text:span text:style-name="T19_37">on</text:span><text:span text:style-name="T19_38"><text:s/></text:span><text:span text:style-name="T19_39">a</text:span><text:span text:style-name="T19_40"><text:s/></text:span><text:span text:style-name="T19_41">component</text:span><text:span text:style-name="T19_42"><text:s/>(</text:span><text:span text:style-name="T19_43">and</text:span><text:span text:style-name="T19_44"><text:s/></text:span><text:span text:style-name="T19_45">even</text:span><text:span text:style-name="T19_46"><text:s/></text:span><text:span text:style-name="T19_47">server</text:span><text:span text:style-name="T19_48"><text:s/></text:span><text:span text:style-name="T19_49">deployment</text:span><text:span text:style-name="T19_50">)<text:s/></text:span><text:span text:style-name="T19_51">level</text:span><text:span text:style-name="T19_52">.<text:s/></text:span><text:span text:style-name="T19_53">Please</text:span><text:span text:style-name="T19_54"><text:s/></text:span><text:span text:style-name="T19_55">see</text:span><text:span text:style-name="T19_56"><text:s/></text:span><text:span text:style-name="T19_57">installation</text:span><text:span text:style-name="T19_58"><text:s/></text:span><text:span text:style-name="T19_59">instructions</text:span><text:span text:style-name="T19_60"><text:s/></text:span><text:span text:style-name="T19_61">for</text:span><text:span text:style-name="T19_62"><text:s/></text:span><text:span text:style-name="T19_63">more</text:span><text:span text:style-name="T19_64"><text:s/></text:span><text:span text:style-name="T19_65">details</text:span><text:span text:style-name="T19_66"><text:s/></text:span><text:span text:style-name="T19_67">on</text:span><text:span text:style-name="T19_68"><text:s/></text:span><text:span text:style-name="T19_69">the</text:span><text:span text:style-name="T19_70"><text:s/></text:span><text:span text:style-name="T19_71">property</text:span><text:span text:style-name="T19_72"><text:s/></text:span><text:span text:style-name="T19_73">files</text:span><text:span text:style-name="T19_74"><text:s/></text:span><text:span text:style-name="T19_75">and</text:span><text:span text:style-name="T19_76"><text:s/></text:span><text:span text:style-name="T19_77">individual</text:span><text:span text:style-name="T19_78"><text:s/></text:span><text:span text:style-name="T19_79">properties</text:span><text:span text:style-name="T19_80"><text:s/></text:span><text:span text:style-name="T19_81">which</text:span><text:span text:style-name="T19_82"><text:s/></text:span><text:span text:style-name="T19_83">are</text:span><text:span text:style-name="T19_84"><text:s/></text:span><text:span text:style-name="T19_85">required</text:span><text:span text:style-name="T19_86">.<text:s/><text:tab/><text:tab/></text:span><text:span text:style-name="T19_87"><text:tab/><text:tab/></text:span><text:span text:style-name="T19_88"><text:tab/><text:tab/></text:span></text:p>
        </text:list-item>
      </text:list>
      <text:h text:style-name="P20" text:outline-level="10"><text:bookmark-start text:name="h.1e7q7lr0ct11"/><text:bookmark-end text:name="h.1e7q7lr0ct11"/><text:span text:style-name="T20_1">Dependency</text:span><text:span text:style-name="T20_2"><text:s/></text:span><text:span text:style-name="T20_3">Configuration</text:span><text:span text:style-name="T20_4"><text:tab/><text:tab/><text:tab/><text:tab/></text:span></text:h>
      <text:p text:style-name="P21"><text:span text:style-name="T21_1">Monitoring</text:span><text:span text:style-name="T21_2"><text:s/></text:span><text:span text:style-name="T21_3">and</text:span><text:span text:style-name="T21_4"><text:s/></text:span><text:span text:style-name="T21_5">Alerting</text:span><text:span text:style-name="T21_6"><text:s/></text:span><text:span text:style-name="T21_7">has</text:span><text:span text:style-name="T21_8"><text:s/></text:span><text:span text:style-name="T21_9">an</text:span><text:span text:style-name="T21_10"><text:s/></text:span><text:span text:style-name="T21_11">external</text:span><text:span text:style-name="T21_12"><text:s/></text:span><text:span text:style-name="T21_13">dependencies</text:span><text:span text:style-name="T21_14"><text:s/></text:span><text:span text:style-name="T21_15">configurations</text:span><text:span text:style-name="T21_16"><text:s/>(</text:span><text:span text:style-name="T21_17">MongoDB</text:span><text:span text:style-name="T21_18">)<text:s/></text:span><text:span text:style-name="T21_19">that</text:span><text:span text:style-name="T21_20"><text:s/></text:span><text:span text:style-name="T21_21">allow</text:span><text:span text:style-name="T21_22"><text:s/></text:span><text:span text:style-name="T21_23">for</text:span><text:span text:style-name="T21_24"><text:s/></text:span><text:span text:style-name="T21_25">three</text:span><text:span text:style-name="T21_26"><text:s/></text:span><text:span text:style-name="T21_27">flexible</text:span><text:span text:style-name="T21_28"><text:s/></text:span><text:span text:style-name="T21_29">configuration</text:span><text:span text:style-name="T21_30"><text:s/></text:span><text:span text:style-name="T21_31">options</text:span><text:span text:style-name="T21_32">.<text:s/></text:span><text:span text:style-name="T21_33">Please</text:span><text:span text:style-name="T21_34"><text:s/></text:span><text:span text:style-name="T21_35">see</text:span><text:span text:style-name="T21_36"><text:s/></text:span><text:span text:style-name="T21_37">installation</text:span><text:span text:style-name="T21_38"><text:s/></text:span><text:span text:style-name="T21_39">instructions</text:span><text:span text:style-name="T21_40"><text:s/></text:span><text:span text:style-name="T21_41">for</text:span><text:span text:style-name="T21_42"><text:s/></text:span><text:span text:style-name="T21_43">more</text:span><text:span text:style-name="T21_44"><text:s/></text:span><text:span text:style-name="T21_45">details</text:span><text:span text:style-name="T21_46"><text:s/></text:span><text:span text:style-name="T21_47">on</text:span><text:span text:style-name="T21_48"><text:s/></text:span><text:span text:style-name="T21_49">the</text:span><text:span text:style-name="T21_50"><text:s/></text:span><text:span text:style-name="T21_51">configurations</text:span><text:span text:style-name="T21_52"><text:s/></text:span><text:span text:style-name="T21_53">needed</text:span><text:span text:style-name="T21_54">.</text:span></text:p>
      <text:list text:style-name="LS3" xml:id="list7">
        <text:list-item>
          <text:p text:style-name="P22"><text:span text:style-name="T22_1">Embedded</text:span><text:span text:style-name="T22_2"><text:s/></text:span><text:span text:style-name="T22_3">Property</text:span><text:span text:style-name="T22_4"><text:s/></text:span><text:span text:style-name="T22_5">File</text:span><text:span text:style-name="T22_6">:</text:span><text:span text:style-name="T22_7"><text:s/></text:span><text:span text:style-name="T22_8">Include</text:span><text:span text:style-name="T22_9"><text:s/></text:span><text:span text:style-name="T22_10">the</text:span><text:span text:style-name="T22_11"><text:s/></text:span><text:span text:style-name="T22_12">configurations</text:span><text:span text:style-name="T22_13"><text:s/></text:span><text:span text:style-name="T22_14">on</text:span><text:span text:style-name="T22_15"><text:s/></text:span><text:span text:style-name="T22_16">the</text:span><text:span text:style-name="T22_17"><text:s/></text:span><text:span text:style-name="T22_18">class</text:span><text:span text:style-name="T22_19"><text:s/></text:span><text:span text:style-name="T22_20">path</text:span><text:span text:style-name="T22_21"><text:s/>(</text:span><text:span text:style-name="T22_22">as</text:span><text:span text:style-name="T22_23"><text:s/></text:span><text:span text:style-name="T22_24">resources</text:span><text:span text:style-name="T22_25">)<text:s/></text:span><text:span text:style-name="T22_26">in</text:span><text:span text:style-name="T22_27"><text:s/></text:span><text:span text:style-name="T22_28">the</text:span><text:span text:style-name="T22_29"><text:s/></text:span><text:span text:style-name="T22_30">deployed</text:span><text:span text:style-name="T22_31"><text:s/></text:span><text:span text:style-name="T22_32">application</text:span><text:span text:style-name="T22_33">.<text:s/></text:span><text:span text:style-name="T22_34">This</text:span><text:span text:style-name="T22_35"><text:s/></text:span><text:span text:style-name="T22_36">is</text:span><text:span text:style-name="T22_37"><text:s/></text:span><text:span text:style-name="T22_38">least</text:span><text:span text:style-name="T22_39"><text:s/></text:span><text:span text:style-name="T22_40">secure</text:span><text:span text:style-name="T22_41">,<text:s/></text:span><text:span text:style-name="T22_42">but</text:span><text:span text:style-name="T22_43"><text:s/></text:span><text:span text:style-name="T22_44">has</text:span><text:span text:style-name="T22_45"><text:s/></text:span><text:span text:style-name="T22_46">the</text:span><text:span text:style-name="T22_47"><text:s/></text:span><text:span text:style-name="T22_48">least</text:span><text:span text:style-name="T22_49"><text:s/></text:span><text:span text:style-name="T22_50">moving</text:span><text:span text:style-name="T22_51"><text:s/></text:span><text:span text:style-name="T22_52">parts</text:span><text:span text:style-name="T22_53">.<text:s/></text:span><text:span text:style-name="T22_54">Currently</text:span><text:span text:style-name="T22_55"><text:s/></text:span><text:span text:style-name="T22_56">the</text:span><text:span text:style-name="T22_57"><text:s/></text:span><text:span text:style-name="T22_58">files</text:span><text:span text:style-name="T22_59"><text:s/></text:span><text:span text:style-name="T22_60">are</text:span><text:span text:style-name="T22_61"><text:s/></text:span><text:span text:style-name="T22_62">only</text:span><text:span text:style-name="T22_63"><text:s/></text:span><text:span text:style-name="T22_64">included</text:span><text:span text:style-name="T22_65"><text:s/></text:span><text:span text:style-name="T22_66">as</text:span><text:span text:style-name="T22_67"><text:s/></text:span><text:span text:style-name="T22_68">test</text:span><text:span text:style-name="T22_69"><text:s/></text:span><text:span text:style-name="T22_70">resources</text:span><text:span text:style-name="T22_71"><text:s/></text:span><text:span text:style-name="T22_72">for</text:span><text:span text:style-name="T22_73"><text:s/></text:span><text:span text:style-name="T22_74">executing</text:span><text:span text:style-name="T22_75"><text:s/></text:span><text:span text:style-name="T22_76">junit</text:span><text:span text:style-name="T22_77"><text:s/></text:span><text:span text:style-name="T22_78">tests</text:span><text:span text:style-name="T22_79">.<text:s/></text:span><text:span text:style-name="T22_80">The</text:span><text:span text:style-name="T22_81"><text:s/></text:span><text:span text:style-name="T22_82">file</text:span><text:span text:style-name="T22_83"><text:s/></text:span><text:span text:style-name="T22_84">name</text:span><text:span text:style-name="T22_85"><text:s/></text:span><text:span text:style-name="T22_86">is</text:span><text:span text:style-name="T22_87"><text:s/></text:span><text:span text:style-name="T22_88">mongo</text:span><text:span text:style-name="T22_89">.</text:span><text:span text:style-name="T22_90">properties</text:span><text:span text:style-name="T22_91">.</text:span></text:p>
        </text:list-item>
        <text:list-item>
          <text:p text:style-name="P23"><text:span text:style-name="T23_1">Environment</text:span><text:span text:style-name="T23_2"><text:s/></text:span><text:span text:style-name="T23_3">Variable</text:span><text:span text:style-name="T23_4"><text:s/></text:span><text:span text:style-name="T23_5">Key</text:span><text:span text:style-name="T23_6">/</text:span><text:span text:style-name="T23_7">Values</text:span><text:span text:style-name="T23_8">:</text:span><text:span text:style-name="T23_9"><text:s/></text:span><text:span text:style-name="T23_10">Set</text:span><text:span text:style-name="T23_11"><text:s/></text:span><text:span text:style-name="T23_12">the</text:span><text:span text:style-name="T23_13"><text:s/></text:span><text:span text:style-name="T23_14">required</text:span><text:span text:style-name="T23_15"><text:s/></text:span><text:span text:style-name="T23_16">keys</text:span><text:span text:style-name="T23_17"><text:s/>(</text:span><text:span text:style-name="T23_18">those</text:span><text:span text:style-name="T23_19"><text:s/></text:span><text:span text:style-name="T23_20">that</text:span><text:span text:style-name="T23_21"><text:s/></text:span><text:span text:style-name="T23_22">would</text:span><text:span text:style-name="T23_23"><text:s/></text:span><text:span text:style-name="T23_24">be</text:span><text:span text:style-name="T23_25"><text:s/></text:span><text:span text:style-name="T23_26">contained</text:span><text:span text:style-name="T23_27"><text:s/></text:span><text:span text:style-name="T23_28">in</text:span><text:span text:style-name="T23_29"><text:s/></text:span><text:span text:style-name="T23_30">the</text:span><text:span text:style-name="T23_31"><text:s/></text:span><text:span text:style-name="T23_32">property</text:span><text:span text:style-name="T23_33"><text:s/></text:span><text:span text:style-name="T23_34">files</text:span><text:span text:style-name="T23_35">)<text:s/></text:span><text:span text:style-name="T23_36">as</text:span><text:span text:style-name="T23_37"><text:s/></text:span><text:span text:style-name="T23_38">environment</text:span><text:span text:style-name="T23_39"><text:s/></text:span><text:span text:style-name="T23_40">variables</text:span><text:span text:style-name="T23_41">.<text:s/></text:span><text:span text:style-name="T23_42">A</text:span><text:span text:style-name="T23_43"><text:s/></text:span><text:span text:style-name="T23_44">little</text:span><text:span text:style-name="T23_45"><text:s/></text:span><text:span text:style-name="T23_46">more</text:span><text:span text:style-name="T23_47"><text:s/></text:span><text:span text:style-name="T23_48">secure</text:span><text:span text:style-name="T23_49">,<text:s/></text:span><text:span text:style-name="T23_50">but</text:span><text:span text:style-name="T23_51"><text:s/></text:span><text:span text:style-name="T23_52">still</text:span><text:span text:style-name="T23_53"><text:s/></text:span><text:span text:style-name="T23_54">not</text:span><text:span text:style-name="T23_55"><text:s/></text:span><text:span text:style-name="T23_56">ideal</text:span><text:span text:style-name="T23_57">.</text:span></text:p>
        </text:list-item>
        <text:list-item>
          <text:p text:style-name="P24"><text:span text:style-name="T24_1">External</text:span><text:span text:style-name="T24_2"><text:s/></text:span><text:span text:style-name="T24_3">Property</text:span><text:span text:style-name="T24_4"><text:s/></text:span><text:span text:style-name="T24_5">file</text:span><text:span text:style-name="T24_6">:</text:span><text:span text:style-name="T24_7"><text:s/></text:span><text:span text:style-name="T24_8">Create</text:span><text:span text:style-name="T24_9"><text:s/></text:span><text:span text:style-name="T24_10">a</text:span><text:span text:style-name="T24_11"><text:s/></text:span><text:span text:style-name="T24_12">secured</text:span><text:span text:style-name="T24_13"><text:s/></text:span><text:span text:style-name="T24_14">property</text:span><text:span text:style-name="T24_15"><text:s/></text:span><text:span text:style-name="T24_16">file</text:span><text:span text:style-name="T24_17"><text:s/></text:span><text:span text:style-name="T24_18">on</text:span><text:span text:style-name="T24_19"><text:s/></text:span><text:span text:style-name="T24_20">the</text:span><text:span text:style-name="T24_21"><text:s/></text:span><text:span text:style-name="T24_22">server</text:span><text:span text:style-name="T24_23">'</text:span><text:span text:style-name="T24_24">s</text:span><text:span text:style-name="T24_25"><text:s/></text:span><text:span text:style-name="T24_26">file</text:span><text:span text:style-name="T24_27"><text:s/></text:span><text:span text:style-name="T24_28">system</text:span><text:span text:style-name="T24_29">.<text:s/></text:span><text:span text:style-name="T24_30">Pass</text:span><text:span text:style-name="T24_31"><text:s/></text:span><text:span text:style-name="T24_32">the</text:span><text:span text:style-name="T24_33"><text:s/></text:span><text:span text:style-name="T24_34">location</text:span><text:span text:style-name="T24_35"><text:s/></text:span><text:span text:style-name="T24_36">of</text:span><text:span text:style-name="T24_37"><text:s/></text:span><text:span text:style-name="T24_38">this</text:span><text:span text:style-name="T24_39"><text:s/></text:span><text:span text:style-name="T24_40">file</text:span><text:span text:style-name="T24_41"><text:s/></text:span><text:span text:style-name="T24_42">to</text:span><text:span text:style-name="T24_43"><text:s/></text:span><text:span text:style-name="T24_44">the</text:span><text:span text:style-name="T24_45"><text:s/></text:span><text:span text:style-name="T24_46">application</text:span><text:span text:style-name="T24_47"><text:s/></text:span><text:span text:style-name="T24_48">as</text:span><text:span text:style-name="T24_49"><text:s/></text:span><text:span text:style-name="T24_50">environment</text:span><text:span text:style-name="T24_51"><text:s/></text:span><text:span text:style-name="T24_52">variables</text:span><text:span text:style-name="T24_53">.<text:s/></text:span><text:span text:style-name="T24_54">This</text:span><text:span text:style-name="T24_55"><text:s/></text:span><text:span text:style-name="T24_56">is</text:span><text:span text:style-name="T24_57"><text:s/></text:span><text:span text:style-name="T24_58">most</text:span><text:span text:style-name="T24_59"><text:s/></text:span><text:span text:style-name="T24_60">secure</text:span><text:span text:style-name="T24_61">,<text:s/></text:span><text:span text:style-name="T24_62">allowing</text:span><text:span text:style-name="T24_63"><text:s/></text:span><text:span text:style-name="T24_64">for</text:span><text:span text:style-name="T24_65"><text:s/></text:span><text:span text:style-name="T24_66">restricted</text:span><text:span text:style-name="T24_67"><text:s/></text:span><text:span text:style-name="T24_68">access</text:span><text:span text:style-name="T24_69"><text:s/></text:span><text:span text:style-name="T24_70">to</text:span><text:span text:style-name="T24_71"><text:s/></text:span><text:span text:style-name="T24_72">only</text:span><text:span text:style-name="T24_73"><text:s/></text:span><text:span text:style-name="T24_74">the</text:span><text:span text:style-name="T24_75"><text:s/></text:span><text:span text:style-name="T24_76">process</text:span><text:span text:style-name="T24_77"><text:s/></text:span><text:span text:style-name="T24_78">ID</text:span><text:span text:style-name="T24_79"><text:s/></text:span><text:span text:style-name="T24_80">the</text:span><text:span text:style-name="T24_81"><text:s/></text:span><text:span text:style-name="T24_82">application</text:span><text:span text:style-name="T24_83"><text:s/></text:span><text:span text:style-name="T24_84">is</text:span><text:span text:style-name="T24_85"><text:s/></text:span><text:span text:style-name="T24_86">running</text:span><text:span text:style-name="T24_87"><text:s/></text:span><text:span text:style-name="T24_88">under</text:span><text:span text:style-name="T24_89">.<text:s/></text:span><text:span text:style-name="T24_90">It</text:span><text:span text:style-name="T24_91"><text:s/></text:span><text:span text:style-name="T24_92">does</text:span><text:span text:style-name="T24_93"><text:s/></text:span><text:span text:style-name="T24_94">require</text:span><text:span text:style-name="T24_95"><text:s/></text:span><text:span text:style-name="T24_96">a</text:span><text:span text:style-name="T24_97"><text:s/></text:span><text:span text:style-name="T24_98">little</text:span><text:span text:style-name="T24_99"><text:s/></text:span><text:span text:style-name="T24_100">configuration</text:span><text:span text:style-name="T24_101">/</text:span><text:span text:style-name="T24_102">coordination</text:span><text:span text:style-name="T24_103"><text:s/></text:span><text:span text:style-name="T24_104">at</text:span><text:span text:style-name="T24_105"><text:s/></text:span><text:span text:style-name="T24_106">deploy</text:span><text:span text:style-name="T24_107"><text:s/></text:span><text:span text:style-name="T24_108">time</text:span><text:span text:style-name="T24_109">,<text:s/></text:span><text:span text:style-name="T24_110">but</text:span><text:span text:style-name="T24_111"><text:s/></text:span><text:span text:style-name="T24_112">avoids</text:span><text:span text:style-name="T24_113"><text:s/></text:span><text:span text:style-name="T24_114">exposing</text:span><text:span text:style-name="T24_115"><text:s/></text:span><text:span text:style-name="T24_116">credentials</text:span><text:span text:style-name="T24_117"><text:s/></text:span><text:span text:style-name="T24_118">as</text:span><text:span text:style-name="T24_119"><text:s/></text:span><text:span text:style-name="T24_120">part</text:span><text:span text:style-name="T24_121"><text:s/></text:span><text:span text:style-name="T24_122">of</text:span><text:span text:style-name="T24_123"><text:s/></text:span><text:span text:style-name="T24_124">the</text:span><text:span text:style-name="T24_125"><text:s/></text:span><text:span text:style-name="T24_126">artifact</text:span><text:span text:style-name="T24_127">/</text:span><text:span text:style-name="T24_128">runtime</text:span><text:span text:style-name="T24_129"><text:s/></text:span><text:span text:style-name="T24_130">environment</text:span><text:span text:style-name="T24_131"><text:s/></text:span><text:span text:style-name="T24_132">configuration</text:span><text:span text:style-name="T24_133">.</text:span></text:p>
        </text:list-item>
      </text:list>
      <text:h text:style-name="P25" text:outline-level="10"><text:bookmark-start text:name="h.mnjq50hr5q1u"/><text:bookmark-end text:name="h.mnjq50hr5q1u"/><text:span text:style-name="T25_1">XML</text:span><text:span text:style-name="T25_2"><text:s/></text:span><text:span text:style-name="T25_3">vs</text:span><text:span text:style-name="T25_4"><text:s/></text:span><text:span text:style-name="T25_5">JSON</text:span><text:span text:style-name="T25_6"><text:s/></text:span><text:span text:style-name="T25_7">format</text:span><text:span text:style-name="T25_8"><text:tab/><text:tab/><text:tab/><text:tab/><text:tab/></text:span></text:h>
      <text:p text:style-name="P26"><text:span text:style-name="T26_1">At</text:span><text:span text:style-name="T26_2"><text:s/></text:span><text:span text:style-name="T26_3">this</text:span><text:span text:style-name="T26_4"><text:s/></text:span><text:span text:style-name="T26_5">time</text:span><text:span text:style-name="T26_6"><text:s/></text:span><text:span text:style-name="T26_7">the</text:span><text:span text:style-name="T26_8"><text:s/></text:span><text:span text:style-name="T26_9">services</text:span><text:span text:style-name="T26_10"><text:s/></text:span><text:span text:style-name="T26_11">were</text:span><text:span text:style-name="T26_12"><text:s/></text:span><text:span text:style-name="T26_13">developed</text:span><text:span text:style-name="T26_14"><text:s/></text:span><text:span text:style-name="T26_15">to</text:span><text:span text:style-name="T26_16"><text:s/></text:span><text:span text:style-name="T26_17">accept</text:span><text:span text:style-name="T26_18"><text:s/></text:span><text:span text:style-name="T26_19">and</text:span><text:span text:style-name="T26_20"><text:s/></text:span><text:span text:style-name="T26_21">return</text:span><text:span text:style-name="T26_22"><text:s/></text:span><text:span text:style-name="T26_23">JSON</text:span><text:span text:style-name="T26_24"><text:s/></text:span><text:span text:style-name="T26_25">as</text:span><text:span text:style-name="T26_26"><text:s/></text:span><text:span text:style-name="T26_27">the</text:span><text:span text:style-name="T26_28"><text:s/></text:span><text:span text:style-name="T26_29">primary</text:span><text:span text:style-name="T26_30"><text:s/></text:span><text:span text:style-name="T26_31">data</text:span><text:span text:style-name="T26_32"><text:s/></text:span><text:span text:style-name="T26_33">interchange</text:span><text:span text:style-name="T26_34"><text:s/></text:span><text:span text:style-name="T26_35">format</text:span><text:span text:style-name="T26_36">.<text:s/></text:span><text:span text:style-name="T26_37">Most</text:span><text:span text:style-name="T26_38"><text:s/></text:span><text:span text:style-name="T26_39">endpoints</text:span><text:span text:style-name="T26_40"><text:s/></text:span><text:span text:style-name="T26_41">also</text:span><text:span text:style-name="T26_42"><text:s/></text:span><text:span text:style-name="T26_43">serve</text:span><text:span text:style-name="T26_44"><text:s/></text:span><text:span text:style-name="T26_45">XML</text:span><text:span text:style-name="T26_46">,<text:s/></text:span><text:span text:style-name="T26_47">but</text:span><text:span text:style-name="T26_48"><text:s/></text:span><text:span text:style-name="T26_49">JSON</text:span><text:span text:style-name="T26_50"><text:s/></text:span><text:span text:style-name="T26_51">should</text:span><text:span text:style-name="T26_52"><text:s/></text:span><text:span text:style-name="T26_53">be</text:span><text:span text:style-name="T26_54"><text:s/></text:span><text:span text:style-name="T26_55">used</text:span><text:span text:style-name="T26_56"><text:s/></text:span><text:span text:style-name="T26_57">when</text:span><text:span text:style-name="T26_58"><text:s/></text:span><text:span text:style-name="T26_59">binding</text:span><text:span text:style-name="T26_60"><text:s/></text:span><text:span text:style-name="T26_61">to</text:span><text:span text:style-name="T26_62"><text:s/></text:span><text:span text:style-name="T26_63">the</text:span><text:span text:style-name="T26_64"><text:s/></text:span><text:span text:style-name="T26_65">services</text:span><text:span text:style-name="T26_66">.<text:s/></text:span><text:span text:style-name="T26_67">The</text:span><text:span text:style-name="T26_68"><text:s/></text:span><text:span text:style-name="T26_69">format</text:span><text:span text:style-name="T26_70"><text:s/></text:span><text:span text:style-name="T26_71">is</text:span><text:span text:style-name="T26_72"><text:s/></text:span><text:span text:style-name="T26_73">able</text:span><text:span text:style-name="T26_74"><text:s/></text:span><text:span text:style-name="T26_75">to</text:span><text:span text:style-name="T26_76"><text:s/></text:span><text:span text:style-name="T26_77">be</text:span><text:span text:style-name="T26_78"><text:s/></text:span><text:span text:style-name="T26_79">modified</text:span><text:span text:style-name="T26_80"><text:s/></text:span><text:span text:style-name="T26_81">when</text:span><text:span text:style-name="T26_82"><text:s/></text:span><text:span text:style-name="T26_83">feedback</text:span><text:span text:style-name="T26_84"><text:s/></text:span><text:span text:style-name="T26_85">is</text:span><text:span text:style-name="T26_86"><text:s/></text:span><text:span text:style-name="T26_87">received</text:span><text:span text:style-name="T26_88"><text:s/></text:span><text:span text:style-name="T26_89">from</text:span><text:span text:style-name="T26_90"><text:s/></text:span><text:span text:style-name="T26_91">integrations</text:span><text:span text:style-name="T26_92"><text:s/></text:span><text:span text:style-name="T26_93">with</text:span><text:span text:style-name="T26_94"><text:s/></text:span><text:span text:style-name="T26_95">other</text:span><text:span text:style-name="T26_96"><text:s/></text:span><text:span text:style-name="T26_97">components</text:span><text:span text:style-name="T26_98">.<text:s/></text:span></text:p>
      <text:h text:style-name="P27" text:outline-level="10"><text:bookmark-start text:name="h.t0l9chdbo2ga"/><text:bookmark-end text:name="h.t0l9chdbo2ga"/><text:span text:style-name="T27_1">UI</text:span><text:span text:style-name="T27_2">--</text:span><text:span text:style-name="T27_3">Monitoring</text:span><text:span text:style-name="T27_4"><text:s/></text:span><text:span text:style-name="T27_5">and</text:span><text:span text:style-name="T27_6"><text:s/></text:span><text:span text:style-name="T27_7">Alerting</text:span><text:span text:style-name="T27_8"><text:s/></text:span><text:span text:style-name="T27_9">Webapp</text:span></text:h>
      <text:p text:style-name="P28"><text:span text:style-name="T28_1">Standard</text:span><text:span text:style-name="T28_2"><text:s/></text:span><text:span text:style-name="T28_3">Look</text:span><text:span text:style-name="T28_4"><text:s/></text:span><text:span text:style-name="T28_5">and</text:span><text:span text:style-name="T28_6"><text:s/></text:span><text:span text:style-name="T28_7">Feel</text:span><text:span text:style-name="T28_8">:<text:s/></text:span><text:span text:style-name="T28_9">Given</text:span><text:span text:style-name="T28_10"><text:s/></text:span><text:span text:style-name="T28_11">emerging</text:span><text:span text:style-name="T28_12"><text:s/></text:span><text:span text:style-name="T28_13">standards</text:span><text:span text:style-name="T28_14"><text:s/></text:span><text:span text:style-name="T28_15">regarding</text:span><text:span text:style-name="T28_16"><text:s/></text:span><text:span text:style-name="T28_17">look</text:span><text:span text:style-name="T28_18"><text:s/></text:span><text:span text:style-name="T28_19">and</text:span><text:span text:style-name="T28_20"><text:s/></text:span><text:span text:style-name="T28_21">feel</text:span><text:span text:style-name="T28_22">,<text:s/></text:span><text:span text:style-name="T28_23">the</text:span><text:span text:style-name="T28_24"><text:s/></text:span><text:span text:style-name="T28_25">Monitoring</text:span><text:span text:style-name="T28_26"><text:s/></text:span><text:span text:style-name="T28_27">and</text:span><text:span text:style-name="T28_28"><text:s/></text:span><text:span text:style-name="T28_29">Alerting</text:span><text:span text:style-name="T28_30"><text:s/></text:span><text:span text:style-name="T28_31">webapp</text:span><text:span text:style-name="T28_32"><text:s/></text:span><text:span text:style-name="T28_33">will</text:span><text:span text:style-name="T28_34"><text:s/></text:span><text:span text:style-name="T28_35">need</text:span><text:span text:style-name="T28_36"><text:s/></text:span><text:span text:style-name="T28_37">to</text:span><text:span text:style-name="T28_38"><text:s/></text:span><text:span text:style-name="T28_39">be</text:span><text:span text:style-name="T28_40"><text:s/></text:span><text:span text:style-name="T28_41">reskinned</text:span><text:span text:style-name="T28_42">.<text:s/></text:span><text:span text:style-name="T28_43">Currently</text:span><text:span text:style-name="T28_44">,<text:s/></text:span><text:span text:style-name="T28_45">the</text:span><text:span text:style-name="T28_46"><text:s/></text:span><text:span text:style-name="T28_47">webapp</text:span><text:span text:style-name="T28_48"><text:s/></text:span><text:span text:style-name="T28_49">utilizes</text:span><text:span text:style-name="T28_50"><text:s/></text:span><text:span text:style-name="T28_51">Bootstrap</text:span><text:span text:style-name="T28_52"><text:s/></text:span><text:span text:style-name="T28_53">for</text:span><text:span text:style-name="T28_54"><text:s/></text:span><text:span text:style-name="T28_55">responsive</text:span><text:span text:style-name="T28_56"><text:s/></text:span><text:span text:style-name="T28_57">design</text:span><text:span text:style-name="T28_58"><text:s/>(</text:span><text:span text:style-name="T28_59">layout</text:span><text:span text:style-name="T28_60">)<text:s/></text:span><text:span text:style-name="T28_61">as</text:span><text:span text:style-name="T28_62"><text:s/></text:span><text:span text:style-name="T28_63">well</text:span><text:span text:style-name="T28_64"><text:s/></text:span><text:span text:style-name="T28_65">as</text:span><text:span text:style-name="T28_66"><text:s/></text:span><text:span text:style-name="T28_67">themes</text:span><text:span text:style-name="T28_68"><text:s/>(</text:span><text:span text:style-name="T28_69">color</text:span><text:span text:style-name="T28_70">,<text:s/></text:span><text:span text:style-name="T28_71">button</text:span><text:span text:style-name="T28_72"><text:s/></text:span><text:span text:style-name="T28_73">look</text:span><text:span text:style-name="T28_74">,<text:s/></text:span><text:span text:style-name="T28_75">etc</text:span><text:span text:style-name="T28_76">.).<text:s/></text:span></text:p>
      <text:p text:style-name="P29"/>
      <text:p text:style-name="P30"><text:span text:style-name="T30_1">IE</text:span><text:span text:style-name="T30_2">8:<text:s/></text:span><text:span text:style-name="T30_3">There</text:span><text:span text:style-name="T30_4"><text:s/></text:span><text:span text:style-name="T30_5">is</text:span><text:span text:style-name="T30_6"><text:s/></text:span><text:span text:style-name="T30_7">an</text:span><text:span text:style-name="T30_8"><text:s/></text:span><text:span text:style-name="T30_9">outstanding</text:span><text:span text:style-name="T30_10"><text:s/></text:span><text:span text:style-name="T30_11">question</text:span><text:span text:style-name="T30_12"><text:s/></text:span><text:span text:style-name="T30_13">regarding</text:span><text:span text:style-name="T30_14"><text:s/></text:span><text:span text:style-name="T30_15">the</text:span><text:span text:style-name="T30_16"><text:s/></text:span><text:span text:style-name="T30_17">requirement</text:span><text:span text:style-name="T30_18"><text:s/></text:span><text:span text:style-name="T30_19">for</text:span><text:span text:style-name="T30_20"><text:s/></text:span><text:span text:style-name="T30_21">IE</text:span><text:span text:style-name="T30_22">8<text:s/></text:span><text:span text:style-name="T30_23">for</text:span><text:span text:style-name="T30_24"><text:s/></text:span><text:span text:style-name="T30_25">internal</text:span><text:span text:style-name="T30_26"><text:s/>(</text:span><text:span text:style-name="T30_27">non</text:span><text:span text:style-name="T30_28">-</text:span><text:span text:style-name="T30_29">student</text:span><text:span text:style-name="T30_30"><text:s/></text:span><text:span text:style-name="T30_31">facing</text:span><text:span text:style-name="T30_32">)<text:s/></text:span><text:span text:style-name="T30_33">user</text:span><text:span text:style-name="T30_34"><text:s/></text:span><text:span text:style-name="T30_35">interfaces</text:span><text:span text:style-name="T30_36">.<text:s/></text:span><text:span text:style-name="T30_37">Given</text:span><text:span text:style-name="T30_38"><text:s/></text:span><text:span text:style-name="T30_39">that</text:span><text:span text:style-name="T30_40"><text:s/></text:span><text:span text:style-name="T30_41">Monitoring</text:span><text:span text:style-name="T30_42"><text:s/></text:span><text:span text:style-name="T30_43">and</text:span><text:span text:style-name="T30_44"><text:s/></text:span><text:span text:style-name="T30_45">Alerting</text:span><text:span text:style-name="T30_46"><text:s/></text:span><text:span text:style-name="T30_47">is</text:span><text:span text:style-name="T30_48"><text:s/></text:span><text:span text:style-name="T30_49">a</text:span><text:span text:style-name="T30_50"><text:s/></text:span><text:span text:style-name="T30_51">non</text:span><text:span text:style-name="T30_52">-</text:span><text:span text:style-name="T30_53">student</text:span><text:span text:style-name="T30_54"><text:s/></text:span><text:span text:style-name="T30_55">facing</text:span><text:span text:style-name="T30_56"><text:s/></text:span><text:span text:style-name="T30_57">application</text:span><text:span text:style-name="T30_58">,<text:s/></text:span><text:span text:style-name="T30_59">any</text:span><text:span text:style-name="T30_60"><text:s/></text:span><text:span text:style-name="T30_61">IE</text:span><text:span text:style-name="T30_62">8<text:s/></text:span><text:span text:style-name="T30_63">related</text:span><text:span text:style-name="T30_64"><text:s/></text:span><text:span text:style-name="T30_65">layout</text:span><text:span text:style-name="T30_66"><text:s/></text:span><text:span text:style-name="T30_67">issues</text:span><text:span text:style-name="T30_68"><text:s/></text:span><text:span text:style-name="T30_69">were</text:span><text:span text:style-name="T30_70"><text:s/></text:span><text:span text:style-name="T30_71">deferred</text:span><text:span text:style-name="T30_72"><text:s/></text:span><text:span text:style-name="T30_73">pending</text:span><text:span text:style-name="T30_74"><text:s/></text:span><text:span text:style-name="T30_75">the</text:span><text:span text:style-name="T30_76"><text:s/></text:span><text:span text:style-name="T30_77">decision</text:span><text:span text:style-name="T30_78"><text:s/></text:span><text:span text:style-name="T30_79">of</text:span><text:span text:style-name="T30_80"><text:s/></text:span><text:span text:style-name="T30_81">whether</text:span><text:span text:style-name="T30_82"><text:s/></text:span><text:span text:style-name="T30_83">IE</text:span><text:span text:style-name="T30_84">8<text:s/></text:span><text:span text:style-name="T30_85">will</text:span><text:span text:style-name="T30_86"><text:s/></text:span><text:span text:style-name="T30_87">need</text:span><text:span text:style-name="T30_88"><text:s/></text:span><text:span text:style-name="T30_89">to</text:span><text:span text:style-name="T30_90"><text:s/></text:span><text:span text:style-name="T30_91">be</text:span><text:span text:style-name="T30_92"><text:s/></text:span><text:span text:style-name="T30_93">supported</text:span><text:span text:style-name="T30_94">.</text:span></text:p>
      <text:h text:style-name="P31" text:outline-level="10"><text:bookmark-start text:name="h.lnyccioa20kz"/><text:bookmark-end text:name="h.lnyccioa20kz"/><text:span text:style-name="T31_1">Deployment</text:span></text:h>
      <text:h text:style-name="P32" text:outline-level="10"><text:bookmark-start text:name="h.ipd4m7w35vfb"/><text:bookmark-end text:name="h.ipd4m7w35vfb"/><text:span text:style-name="T32_1">Fault</text:span><text:span text:style-name="T32_2"><text:s/></text:span><text:span text:style-name="T32_3">Tolerance</text:span></text:h>
      <text:p text:style-name="P33"><text:span text:style-name="T33_1">Monitoring</text:span><text:span text:style-name="T33_2"><text:s/></text:span><text:span text:style-name="T33_3">and</text:span><text:span text:style-name="T33_4"><text:s/></text:span><text:span text:style-name="T33_5">Alerting</text:span><text:span text:style-name="T33_6"><text:s/></text:span><text:span text:style-name="T33_7">is</text:span><text:span text:style-name="T33_8"><text:s/></text:span><text:span text:style-name="T33_9">required</text:span><text:span text:style-name="T33_10"><text:s/></text:span><text:span text:style-name="T33_11">to</text:span><text:span text:style-name="T33_12"><text:s/></text:span><text:span text:style-name="T33_13">be</text:span><text:span text:style-name="T33_14"><text:s/></text:span><text:span text:style-name="T33_15">a</text:span><text:span text:style-name="T33_16"><text:s/></text:span><text:span text:style-name="T33_17">high</text:span><text:span text:style-name="T33_18"><text:s/></text:span><text:span text:style-name="T33_19">availability</text:span><text:span text:style-name="T33_20"><text:s/></text:span><text:span text:style-name="T33_21">component</text:span><text:span text:style-name="T33_22"><text:s/></text:span><text:span text:style-name="T33_23">in</text:span><text:span text:style-name="T33_24"><text:s/></text:span><text:span text:style-name="T33_25">the</text:span><text:span text:style-name="T33_26"><text:s/></text:span><text:span text:style-name="T33_27">SB</text:span><text:span text:style-name="T33_28">11<text:s/></text:span><text:span text:style-name="T33_29">Architectural</text:span><text:span text:style-name="T33_30"><text:s/></text:span><text:span text:style-name="T33_31">Report</text:span><text:span text:style-name="T33_32">.<text:s/></text:span><text:span text:style-name="T33_33">The</text:span><text:span text:style-name="T33_34"><text:s/></text:span><text:span text:style-name="T33_35">ability</text:span><text:span text:style-name="T33_36"><text:s/></text:span><text:span text:style-name="T33_37">to</text:span><text:span text:style-name="T33_38"><text:s/></text:span><text:span text:style-name="T33_39">make</text:span><text:span text:style-name="T33_40"><text:s/></text:span><text:span text:style-name="T33_41">a</text:span><text:span text:style-name="T33_42"><text:s/></text:span><text:span text:style-name="T33_43">component</text:span><text:span text:style-name="T33_44"><text:s/></text:span><text:span text:style-name="T33_45">highly</text:span><text:span text:style-name="T33_46"><text:s/></text:span><text:span text:style-name="T33_47">available</text:span><text:span text:style-name="T33_48"><text:s/></text:span><text:span text:style-name="T33_49">will</text:span><text:span text:style-name="T33_50"><text:s/></text:span><text:span text:style-name="T33_51">be</text:span><text:span text:style-name="T33_52"><text:s/></text:span><text:span text:style-name="T33_53">extremely</text:span><text:span text:style-name="T33_54"><text:s/></text:span><text:span text:style-name="T33_55">dependent</text:span><text:span text:style-name="T33_56"><text:s/></text:span><text:span text:style-name="T33_57">upon</text:span><text:span text:style-name="T33_58"><text:s/></text:span><text:span text:style-name="T33_59">the</text:span><text:span text:style-name="T33_60"><text:s/></text:span><text:span text:style-name="T33_61">deployment</text:span><text:span text:style-name="T33_62"><text:s/></text:span><text:span text:style-name="T33_63">environment</text:span><text:span text:style-name="T33_64">.<text:s text:c="2"/></text:span><text:span text:style-name="T33_65">The</text:span><text:span text:style-name="T33_66"><text:s/></text:span><text:span text:style-name="T33_67">deployment</text:span><text:span text:style-name="T33_68"><text:s/></text:span><text:span text:style-name="T33_69">model</text:span><text:span text:style-name="T33_70"><text:s/></text:span><text:span text:style-name="T33_71">for</text:span><text:span text:style-name="T33_72"><text:s/></text:span><text:span text:style-name="T33_73">the</text:span><text:span text:style-name="T33_74"><text:s/></text:span><text:span text:style-name="T33_75">SB</text:span><text:span text:style-name="T33_76">11<text:s/></text:span><text:span text:style-name="T33_77">has</text:span><text:span text:style-name="T33_78"><text:s/></text:span><text:span text:style-name="T33_79">not</text:span><text:span text:style-name="T33_80"><text:s/></text:span><text:span text:style-name="T33_81">been</text:span><text:span text:style-name="T33_82"><text:s/></text:span><text:span text:style-name="T33_83">finalized</text:span><text:span text:style-name="T33_84">,<text:s/></text:span><text:span text:style-name="T33_85">and</text:span><text:span text:style-name="T33_86"><text:s/></text:span><text:span text:style-name="T33_87">as</text:span><text:span text:style-name="T33_88"><text:s/></text:span><text:span text:style-name="T33_89">such</text:span><text:span text:style-name="T33_90">,<text:s/></text:span><text:span text:style-name="T33_91">plans</text:span><text:span text:style-name="T33_92"><text:s/></text:span><text:span text:style-name="T33_93">for</text:span><text:span text:style-name="T33_94"><text:s/></text:span><text:span text:style-name="T33_95">clustering</text:span><text:span text:style-name="T33_96">/</text:span><text:span text:style-name="T33_97">and</text:span><text:span text:style-name="T33_98"><text:s/></text:span><text:span text:style-name="T33_99">failover</text:span><text:span text:style-name="T33_100"><text:s/></text:span><text:span text:style-name="T33_101">can</text:span><text:span text:style-name="T33_102"><text:s/></text:span><text:span text:style-name="T33_103">not</text:span><text:span text:style-name="T33_104"><text:s/></text:span><text:span text:style-name="T33_105">be</text:span><text:span text:style-name="T33_106"><text:s/></text:span><text:span text:style-name="T33_107">finalized</text:span><text:span text:style-name="T33_108"><text:s/></text:span><text:span text:style-name="T33_109">for</text:span><text:span text:style-name="T33_110"><text:s/></text:span><text:span text:style-name="T33_111">Monitoring</text:span><text:span text:style-name="T33_112"><text:s/></text:span><text:span text:style-name="T33_113">and</text:span><text:span text:style-name="T33_114"><text:s/></text:span><text:span text:style-name="T33_115">Alerting</text:span><text:span text:style-name="T33_116">.<text:s/></text:span><text:span text:style-name="T33_117">Special</text:span><text:span text:style-name="T33_118"><text:s/></text:span><text:span text:style-name="T33_119">concerns</text:span><text:span text:style-name="T33_120"><text:s/></text:span><text:span text:style-name="T33_121">apply</text:span><text:span text:style-name="T33_122"><text:s/></text:span><text:span text:style-name="T33_123">to</text:span><text:span text:style-name="T33_124"><text:s/></text:span><text:span text:style-name="T33_125">the</text:span><text:span text:style-name="T33_126"><text:s/></text:span><text:span text:style-name="T33_127">Hyperic</text:span><text:span text:style-name="T33_128"><text:s/></text:span><text:span text:style-name="T33_129">environment</text:span><text:span text:style-name="T33_130"><text:s/></text:span><text:span text:style-name="T33_131">given</text:span><text:span text:style-name="T33_132"><text:s/></text:span><text:span text:style-name="T33_133">the</text:span><text:span text:style-name="T33_134"><text:s/></text:span><text:span text:style-name="T33_135">HQ</text:span><text:span text:style-name="T33_136"><text:s/></text:span><text:span text:style-name="T33_137">server</text:span><text:span text:style-name="T33_138">,<text:s/></text:span><text:span text:style-name="T33_139">and</text:span><text:span text:style-name="T33_140"><text:s/></text:span><text:span text:style-name="T33_141">the</text:span><text:span text:style-name="T33_142"><text:s/></text:span><text:span text:style-name="T33_143">utilization</text:span><text:span text:style-name="T33_144"><text:s/></text:span><text:span text:style-name="T33_145">of</text:span><text:span text:style-name="T33_146"><text:s/></text:span><text:span text:style-name="T33_147">JMX</text:span><text:span text:style-name="T33_148"><text:s/></text:span><text:span text:style-name="T33_149">beans</text:span><text:span text:style-name="T33_150"><text:s/></text:span><text:span text:style-name="T33_151">for</text:span><text:span text:style-name="T33_152"><text:s/></text:span><text:span text:style-name="T33_153">metric</text:span><text:span text:style-name="T33_154"><text:s/></text:span><text:span text:style-name="T33_155">reporting</text:span><text:span text:style-name="T33_156">.<text:s/></text:span><text:span text:style-name="T33_157">Depending</text:span><text:span text:style-name="T33_158"><text:s/></text:span><text:span text:style-name="T33_159">upon</text:span><text:span text:style-name="T33_160"><text:s/></text:span><text:span text:style-name="T33_161">the</text:span><text:span text:style-name="T33_162"><text:s/></text:span><text:span text:style-name="T33_163">clustering</text:span><text:span text:style-name="T33_164"><text:s/></text:span><text:span text:style-name="T33_165">method</text:span><text:span text:style-name="T33_166"><text:s/></text:span><text:span text:style-name="T33_167">chosen</text:span><text:span text:style-name="T33_168">,<text:s/></text:span><text:span text:style-name="T33_169">caching</text:span><text:span text:style-name="T33_170"><text:s/></text:span><text:span text:style-name="T33_171">for</text:span><text:span text:style-name="T33_172"><text:s/></text:span><text:span text:style-name="T33_173">notification</text:span><text:span text:style-name="T33_174"><text:s/></text:span><text:span text:style-name="T33_175">processing</text:span><text:span text:style-name="T33_176"><text:s/>(</text:span><text:span text:style-name="T33_177">against</text:span><text:span text:style-name="T33_178"><text:s/></text:span><text:span text:style-name="T33_179">alerts</text:span><text:span text:style-name="T33_180"><text:s/></text:span><text:span text:style-name="T33_181">and</text:span><text:span text:style-name="T33_182"><text:s/></text:span><text:span text:style-name="T33_183">logs</text:span><text:span text:style-name="T33_184">)<text:s/></text:span><text:span text:style-name="T33_185">will</text:span><text:span text:style-name="T33_186"><text:s/></text:span><text:span text:style-name="T33_187">have</text:span><text:span text:style-name="T33_188"><text:s/></text:span><text:span text:style-name="T33_189">to</text:span><text:span text:style-name="T33_190"><text:s/></text:span><text:span text:style-name="T33_191">be</text:span><text:span text:style-name="T33_192"><text:s/></text:span><text:span text:style-name="T33_193">implemented</text:span><text:span text:style-name="T33_194">.</text:span></text:p>
      <text:h text:style-name="P34" text:outline-level="10"><text:bookmark-start text:name="h.9lfj2rw9lbii"/><text:bookmark-end text:name="h.9lfj2rw9lbii"/><text:span text:style-name="T34_1">Hyperic</text:span><text:span text:style-name="T34_2"><text:s/></text:span><text:span text:style-name="T34_3">Datastore</text:span></text:h>
      <text:p text:style-name="P35"><text:span text:style-name="T35_1">The</text:span><text:span text:style-name="T35_2"><text:s/></text:span><text:span text:style-name="T35_3">hyperic</text:span><text:span text:style-name="T35_4"><text:s/></text:span><text:span text:style-name="T35_5">server</text:span><text:span text:style-name="T35_6"><text:s/></text:span><text:span text:style-name="T35_7">utilizes</text:span><text:span text:style-name="T35_8"><text:s/></text:span><text:span text:style-name="T35_9">Postgres</text:span><text:span text:style-name="T35_10"><text:s/></text:span><text:span text:style-name="T35_11">for</text:span><text:span text:style-name="T35_12"><text:s/></text:span><text:span text:style-name="T35_13">it</text:span><text:span text:style-name="T35_14">’</text:span><text:span text:style-name="T35_15">s</text:span><text:span text:style-name="T35_16"><text:s/></text:span><text:span text:style-name="T35_17">internal</text:span><text:span text:style-name="T35_18"><text:s/></text:span><text:span text:style-name="T35_19">datastore</text:span><text:span text:style-name="T35_20">.<text:s/></text:span><text:span text:style-name="T35_21">The</text:span><text:span text:style-name="T35_22"><text:s/></text:span><text:span text:style-name="T35_23">default</text:span><text:span text:style-name="T35_24"><text:s/></text:span><text:span text:style-name="T35_25">installation</text:span><text:span text:style-name="T35_26"><text:s/></text:span><text:span text:style-name="T35_27">of</text:span><text:span text:style-name="T35_28"><text:s/></text:span><text:span text:style-name="T35_29">Hyperic</text:span><text:span text:style-name="T35_30"><text:s/></text:span><text:span text:style-name="T35_31">includes</text:span><text:span text:style-name="T35_32"><text:s/></text:span><text:span text:style-name="T35_33">an</text:span><text:span text:style-name="T35_34"><text:s/></text:span><text:span text:style-name="T35_35">embedded</text:span><text:span text:style-name="T35_36"><text:s/></text:span><text:span text:style-name="T35_37">version</text:span><text:span text:style-name="T35_38"><text:s/></text:span><text:span text:style-name="T35_39">of</text:span><text:span text:style-name="T35_40"><text:s/></text:span><text:span text:style-name="T35_41">Postgres</text:span><text:span text:style-name="T35_42">.<text:s/></text:span><text:span text:style-name="T35_43">They</text:span><text:span text:style-name="T35_44"><text:s/></text:span><text:span text:style-name="T35_45">Hyperic</text:span><text:span text:style-name="T35_46"><text:s/></text:span><text:span text:style-name="T35_47">installation</text:span><text:span text:style-name="T35_48"><text:s/></text:span><text:span text:style-name="T35_49">instructions</text:span><text:span text:style-name="T35_50"><text:s/></text:span><text:span text:style-name="T35_51">specify</text:span><text:span text:style-name="T35_52"><text:s/></text:span><text:span text:style-name="T35_53">an</text:span><text:span text:style-name="T35_54"><text:s/></text:span><text:span text:style-name="T35_55">external</text:span><text:span text:style-name="T35_56"><text:s/></text:span><text:span text:style-name="T35_57">installation</text:span><text:span text:style-name="T35_58"><text:s/></text:span><text:span text:style-name="T35_59">of</text:span><text:span text:style-name="T35_60"><text:s/></text:span><text:span text:style-name="T35_61">Postgres</text:span><text:span text:style-name="T35_62"><text:s/></text:span><text:span text:style-name="T35_63">to</text:span><text:span text:style-name="T35_64"><text:s/></text:span><text:span text:style-name="T35_65">support</text:span><text:span text:style-name="T35_66"><text:s/></text:span><text:span text:style-name="T35_67">clustering</text:span><text:span text:style-name="T35_68"><text:s/></text:span><text:span text:style-name="T35_69">o</text:span><text:span text:style-name="T35_70">f</text:span><text:span text:style-name="T35_71"><text:s/></text:span><text:span text:style-name="T35_72">the</text:span><text:span text:style-name="T35_73"><text:s/></text:span><text:span text:style-name="T35_74">Hyperic</text:span><text:span text:style-name="T35_75"><text:s/></text:span><text:span text:style-name="T35_76">HQ</text:span><text:span text:style-name="T35_77"><text:s/></text:span><text:span text:style-name="T35_78">server</text:span><text:span text:style-name="T35_79">.<text:s/></text:span><text:span text:style-name="T35_80">This</text:span><text:span text:style-name="T35_81"><text:s/></text:span><text:span text:style-name="T35_82">will</text:span><text:span text:style-name="T35_83"><text:s/></text:span><text:span text:style-name="T35_84">need</text:span><text:span text:style-name="T35_85"><text:s/></text:span><text:span text:style-name="T35_86">to</text:span><text:span text:style-name="T35_87"><text:s/></text:span><text:span text:style-name="T35_88">be</text:span><text:span text:style-name="T35_89"><text:s/></text:span><text:span text:style-name="T35_90">addressed</text:span><text:span text:style-name="T35_91"><text:s/></text:span><text:span text:style-name="T35_92">when</text:span><text:span text:style-name="T35_93"><text:s/></text:span><text:span text:style-name="T35_94">Monitoring</text:span><text:span text:style-name="T35_95"><text:s/></text:span><text:span text:style-name="T35_96">and</text:span><text:span text:style-name="T35_97"><text:s/></text:span><text:span text:style-name="T35_98">Alerting</text:span><text:span text:style-name="T35_99"><text:s/></text:span><text:span text:style-name="T35_100">becomes</text:span><text:span text:style-name="T35_101"><text:s/></text:span><text:span text:style-name="T35_102">a</text:span><text:span text:style-name="T35_103"><text:s/></text:span><text:span text:style-name="T35_104">high</text:span><text:span text:style-name="T35_105"><text:s/></text:span><text:span text:style-name="T35_106">availability</text:span><text:span text:style-name="T35_107"><text:s/></text:span><text:span text:style-name="T35_108">component</text:span><text:span text:style-name="T35_109">.<text:line-break/></text:span></text:p>
      <text:h text:style-name="P36" text:outline-level="10"><text:bookmark-start text:name="h.nvtazwqi9042"/><text:bookmark-end text:name="h.nvtazwqi9042"/><text:span text:style-name="T36_1">Technical</text:span><text:span text:style-name="T36_2"><text:s/></text:span><text:span text:style-name="T36_3">Tasks</text:span></text:h>
      <text:p text:style-name="P37"><text:span text:style-name="T37_1">There</text:span><text:span text:style-name="T37_2"><text:s/></text:span><text:span text:style-name="T37_3">are</text:span><text:span text:style-name="T37_4"><text:s/></text:span><text:span text:style-name="T37_5">various</text:span><text:span text:style-name="T37_6"><text:s/></text:span><text:span text:style-name="T37_7">technical</text:span><text:span text:style-name="T37_8"><text:s/></text:span><text:span text:style-name="T37_9">tasks</text:span><text:span text:style-name="T37_10">,<text:s/></text:span><text:span text:style-name="T37_11">and</text:span><text:span text:style-name="T37_12"><text:s/></text:span><text:span text:style-name="T37_13">investigation</text:span><text:span text:style-name="T37_14"><text:s/></text:span><text:span text:style-name="T37_15">projects</text:span><text:span text:style-name="T37_16"><text:s/></text:span><text:span text:style-name="T37_17">that</text:span><text:span text:style-name="T37_18"><text:s/></text:span><text:span text:style-name="T37_19">were</text:span><text:span text:style-name="T37_20"><text:s/></text:span><text:span text:style-name="T37_21">not</text:span><text:span text:style-name="T37_22"><text:s/></text:span><text:span text:style-name="T37_23">considered</text:span><text:span text:style-name="T37_24"><text:s/></text:span><text:span text:style-name="T37_25">critical</text:span><text:span text:style-name="T37_26"><text:s/></text:span><text:span text:style-name="T37_27">path</text:span><text:span text:style-name="T37_28"><text:s/></text:span><text:span text:style-name="T37_29">to</text:span><text:span text:style-name="T37_30"><text:s/></text:span><text:span text:style-name="T37_31">required</text:span><text:span text:style-name="T37_32"><text:s/></text:span><text:span text:style-name="T37_33">functionality</text:span><text:span text:style-name="T37_34">.<text:s/></text:span><text:span text:style-name="T37_35">These</text:span><text:span text:style-name="T37_36"><text:s/></text:span><text:span text:style-name="T37_37">tasks</text:span><text:span text:style-name="T37_38"><text:s/></text:span><text:span text:style-name="T37_39">have</text:span><text:span text:style-name="T37_40"><text:s/></text:span><text:span text:style-name="T37_41">been</text:span><text:span text:style-name="T37_42"><text:s/></text:span><text:span text:style-name="T37_43">noted</text:span><text:span text:style-name="T37_44"><text:s/></text:span><text:span text:style-name="T37_45">in</text:span><text:span text:style-name="T37_46"><text:s/></text:span><text:span text:style-name="T37_47">internal</text:span><text:span text:style-name="T37_48"><text:s/></text:span><text:span text:style-name="T37_49">DRC</text:span><text:span text:style-name="T37_50"><text:s/></text:span><text:span text:style-name="T37_51">task</text:span><text:span text:style-name="T37_52"><text:s/></text:span><text:span text:style-name="T37_53">tracking</text:span><text:span text:style-name="T37_54">.<text:s/></text:span><text:span text:style-name="T37_55">If</text:span><text:span text:style-name="T37_56"><text:s/></text:span><text:span text:style-name="T37_57">the</text:span><text:span text:style-name="T37_58"><text:s/></text:span><text:span text:style-name="T37_59">schedule</text:span><text:span text:style-name="T37_60"><text:s/></text:span><text:span text:style-name="T37_61">allows</text:span><text:span text:style-name="T37_62"><text:s/></text:span><text:span text:style-name="T37_63">and</text:span><text:span text:style-name="T37_64"><text:s/></text:span><text:span text:style-name="T37_65">priorities</text:span><text:span text:style-name="T37_66"><text:s/></text:span><text:span text:style-name="T37_67">dictate</text:span><text:span text:style-name="T37_68">,<text:s/></text:span><text:span text:style-name="T37_69">these</text:span><text:span text:style-name="T37_70"><text:s/></text:span><text:span text:style-name="T37_71">items</text:span><text:span text:style-name="T37_72"><text:s/></text:span><text:span text:style-name="T37_73">can</text:span><text:span text:style-name="T37_74"><text:s/></text:span><text:span text:style-name="T37_75">be</text:span><text:span text:style-name="T37_76"><text:s/></text:span><text:span text:style-name="T37_77">scheduled</text:span><text:span text:style-name="T37_78"><text:s/></text:span><text:span text:style-name="T37_79">to</text:span><text:span text:style-name="T37_80"><text:s/></text:span><text:span text:style-name="T37_81">be</text:span><text:span text:style-name="T37_82"><text:s/></text:span><text:span text:style-name="T37_83">worked</text:span><text:span text:style-name="T37_84"><text:s/></text:span><text:span text:style-name="T37_85">on</text:span><text:span text:style-name="T37_86">.<text:s/></text:span></text:p>
      <text:p text:style-name="P38"/>
      <text:p text:style-name="P39"/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